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2" svg:font-family="Mangal"/>
    <style:font-face style:name="OpenSymbol" svg:font-family="OpenSymbol"/>
    <style:font-face style:name="Times New Roman3"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Mangal" svg:font-family="Mangal" style:font-family-generic="swiss" style:font-pitch="variable"/>
    <style:font-face style:name="SimSun" svg:font-family="SimSun" style:font-family-generic="swiss" style:font-pitch="variable"/>
    <style:font-face style:name="Times New Roman2" svg:font-family="'Times New Roman'"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Noto Sans CJK SC" svg:font-family="'Noto Sans CJK SC'"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leau3" style:family="table">
      <style:table-properties style:width="17.593cm" fo:margin-top="0.3cm" fo:margin-bottom="0cm" table:align="left"/>
    </style:style>
    <style:style style:name="Tableau3.A" style:family="table-column">
      <style:table-column-properties style:column-width="7.2cm"/>
    </style:style>
    <style:style style:name="Tableau3.B" style:family="table-column">
      <style:table-column-properties style:column-width="1.732cm"/>
    </style:style>
    <style:style style:name="Tableau3.A1" style:family="table-cell">
      <style:table-cell-properties fo:padding="0.097cm" fo:border-left="1pt solid #000000" fo:border-right="none" fo:border-top="1pt solid #000000" fo:border-bottom="1pt solid #000000"/>
    </style:style>
    <style:style style:name="Tableau3.G1" style:family="table-cell">
      <style:table-cell-properties fo:padding="0.097cm" fo:border="1pt solid #000000"/>
    </style:style>
    <style:style style:name="Tableau3.A2" style:family="table-cell">
      <style:table-cell-properties fo:padding="0.097cm" fo:border-left="1pt solid #000000" fo:border-right="none" fo:border-top="none" fo:border-bottom="1pt solid #000000"/>
    </style:style>
    <style:style style:name="Tableau3.G2" style:family="table-cell">
      <style:table-cell-properties fo:padding="0.097cm" fo:border-left="1pt solid #000000" fo:border-right="1pt solid #000000" fo:border-top="none" fo:border-bottom="1pt solid #000000"/>
    </style:style>
    <style:style style:name="Tableau4" style:family="table">
      <style:table-properties style:width="19.001cm" fo:margin-top="0.3cm" fo:margin-bottom="0cm" table:align="left"/>
    </style:style>
    <style:style style:name="Tableau4.A" style:family="table-column">
      <style:table-column-properties style:column-width="3.164cm"/>
    </style:style>
    <style:style style:name="Tableau4.B" style:family="table-column">
      <style:table-column-properties style:column-width="3.166cm"/>
    </style:style>
    <style:style style:name="Tableau4.F" style:family="table-column">
      <style:table-column-properties style:column-width="3.173cm"/>
    </style:style>
    <style:style style:name="Tableau4.A1" style:family="table-cell">
      <style:table-cell-properties fo:padding="0.097cm" fo:border-left="1pt solid #000000" fo:border-right="none" fo:border-top="1pt solid #000000" fo:border-bottom="1pt solid #000000"/>
    </style:style>
    <style:style style:name="Tableau4.F1" style:family="table-cell">
      <style:table-cell-properties fo:padding="0.097cm" fo:border="1pt solid #000000"/>
    </style:style>
    <style:style style:name="Tableau4.A2" style:family="table-cell">
      <style:table-cell-properties fo:padding="0.097cm" fo:border-left="1pt solid #000000" fo:border-right="none" fo:border-top="none" fo:border-bottom="1pt solid #000000"/>
    </style:style>
    <style:style style:name="Tableau4.F2" style:family="table-cell">
      <style:table-cell-properties fo:padding="0.097cm" fo:border-left="1pt solid #000000" fo:border-right="1pt solid #000000" fo:border-top="none" fo:border-bottom="1pt solid #000000"/>
    </style:style>
    <style:style style:name="Tableau5" style:family="table">
      <style:table-properties style:width="18.501cm" fo:margin-left="0.499cm" fo:margin-right="0cm" fo:margin-top="0cm" fo:margin-bottom="0.3cm" table:align="margins"/>
    </style:style>
    <style:style style:name="Tableau5.A" style:family="table-column">
      <style:table-column-properties style:column-width="2.642cm" style:rel-column-width="9360*"/>
    </style:style>
    <style:style style:name="Tableau5.G" style:family="table-column">
      <style:table-column-properties style:column-width="2.646cm" style:rel-column-width="9375*"/>
    </style:style>
    <style:style style:name="Tableau5.A1" style:family="table-cell">
      <style:table-cell-properties fo:padding="0cm" fo:border-left="1pt solid #000000" fo:border-right="none" fo:border-top="1pt solid #000000" fo:border-bottom="1pt solid #000000"/>
    </style:style>
    <style:style style:name="Tableau5.G1" style:family="table-cell">
      <style:table-cell-properties fo:padding="0cm" fo:border="1pt solid #000000"/>
    </style:style>
    <style:style style:name="Tableau5.A2" style:family="table-cell">
      <style:table-cell-properties fo:padding="0cm" fo:border-left="1pt solid #000000" fo:border-right="none" fo:border-top="none" fo:border-bottom="1pt solid #000000"/>
    </style:style>
    <style:style style:name="Tableau5.G2" style:family="table-cell">
      <style:table-cell-properties fo:padding="0cm" fo:border-left="1pt solid #000000" fo:border-right="1pt solid #000000" fo:border-top="none" fo:border-bottom="1pt solid #000000"/>
    </style:style>
    <style:style style:name="Tableau6" style:family="table">
      <style:table-properties style:width="15.499cm" fo:margin-top="0.3cm" fo:margin-bottom="0cm" table:align="left"/>
    </style:style>
    <style:style style:name="Tableau6.A" style:family="table-column">
      <style:table-column-properties style:column-width="5.001cm"/>
    </style:style>
    <style:style style:name="Tableau6.B" style:family="table-column">
      <style:table-column-properties style:column-width="3.5cm"/>
    </style:style>
    <style:style style:name="Tableau6.A1" style:family="table-cell">
      <style:table-cell-properties fo:padding="0.097cm" fo:border-left="1pt solid #000000" fo:border-right="none" fo:border-top="1pt solid #000000" fo:border-bottom="1pt solid #000000"/>
    </style:style>
    <style:style style:name="Tableau6.D1" style:family="table-cell">
      <style:table-cell-properties fo:padding="0.097cm" fo:border="1pt solid #000000"/>
    </style:style>
    <style:style style:name="Tableau6.A2" style:family="table-cell">
      <style:table-cell-properties fo:padding="0.097cm" fo:border-left="1pt solid #000000" fo:border-right="none" fo:border-top="none" fo:border-bottom="1pt solid #000000"/>
    </style:style>
    <style:style style:name="Tableau6.D2" style:family="table-cell">
      <style:table-cell-properties fo:padding="0.097cm" fo:border-left="1pt solid #000000" fo:border-right="1pt solid #000000" fo:border-top="none" fo:border-bottom="1pt solid #000000"/>
    </style:style>
    <style:style style:name="Tableau2" style:family="table">
      <style:table-properties style:width="19.001cm" fo:margin-top="0.3cm" fo:margin-bottom="0cm" table:align="left"/>
    </style:style>
    <style:style style:name="Tableau2.A" style:family="table-column">
      <style:table-column-properties style:column-width="4.999cm"/>
    </style:style>
    <style:style style:name="Tableau2.B" style:family="table-column">
      <style:table-column-properties style:column-width="3.501cm"/>
    </style:style>
    <style:style style:name="Tableau2.C" style:family="table-column">
      <style:table-column-properties style:column-width="3.5cm"/>
    </style:style>
    <style:style style:name="Tableau2.A1" style:family="table-cell">
      <style:table-cell-properties fo:padding="0.097cm" fo:border-left="1pt solid #000000" fo:border-right="none" fo:border-top="1pt solid #000000" fo:border-bottom="1pt solid #000000"/>
    </style:style>
    <style:style style:name="Tableau2.E1" style:family="table-cell">
      <style:table-cell-properties fo:padding="0.097cm" fo:border="1pt solid #000000"/>
    </style:style>
    <style:style style:name="Tableau2.A2" style:family="table-cell">
      <style:table-cell-properties fo:padding="0.097cm" fo:border-left="1pt solid #000000" fo:border-right="none" fo:border-top="none" fo:border-bottom="1pt solid #000000"/>
    </style:style>
    <style:style style:name="Tableau2.E2" style:family="table-cell">
      <style:table-cell-properties fo:padding="0.097cm" fo:border-left="1pt solid #000000" fo:border-right="1pt solid #000000" fo:border-top="none" fo:border-bottom="1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73ff9"/>
    </style:style>
    <style:style style:name="P4" style:family="paragraph" style:parent-style-name="Standard">
      <style:paragraph-properties fo:text-align="center" style:justify-single-word="false">
        <style:tab-stops/>
      </style:paragraph-properties>
    </style:style>
    <style:style style:name="P5" style:family="paragraph" style:parent-style-name="Standard">
      <style:paragraph-properties fo:text-align="center" style:justify-single-word="false">
        <style:tab-stops/>
      </style:paragraph-properties>
      <style:text-properties officeooo:paragraph-rsid="001dab6b"/>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2a7309" officeooo:paragraph-rsid="002a7309" style:font-weight-asian="bold" style:font-weight-complex="bold"/>
    </style:style>
    <style:style style:name="P8" style:family="paragraph" style:parent-style-name="Standard">
      <style:paragraph-properties fo:text-align="start" style:justify-single-word="false">
        <style:tab-stops/>
      </style:paragraph-properties>
    </style:style>
    <style:style style:name="P9" style:family="paragraph" style:parent-style-name="Standard">
      <style:paragraph-properties fo:text-align="start" style:justify-single-word="false">
        <style:tab-stops/>
      </style:paragraph-properties>
      <style:text-properties officeooo:paragraph-rsid="001dab6b"/>
    </style:style>
    <style:style style:name="P10" style:family="paragraph" style:parent-style-name="Standard">
      <style:text-properties officeooo:paragraph-rsid="001cabb8"/>
    </style:style>
    <style:style style:name="P11" style:family="paragraph" style:parent-style-name="Standard">
      <style:text-properties officeooo:paragraph-rsid="001dab6b"/>
    </style:style>
    <style:style style:name="P12" style:family="paragraph" style:parent-style-name="Standard">
      <style:paragraph-properties fo:text-align="center" style:justify-single-word="false">
        <style:tab-stops/>
      </style:paragraph-properties>
      <style:text-properties fo:font-size="18pt" officeooo:rsid="001dab6b" officeooo:paragraph-rsid="001dab6b"/>
    </style:style>
    <style:style style:name="P13" style:family="paragraph" style:parent-style-name="Standard">
      <style:paragraph-properties fo:text-align="center" style:justify-single-word="false">
        <style:tab-stops/>
      </style:paragraph-properties>
      <style:text-properties fo:font-size="18pt" officeooo:rsid="001e0779" officeooo:paragraph-rsid="001e0779"/>
    </style:style>
    <style:style style:name="P14" style:family="paragraph" style:parent-style-name="Standard">
      <style:paragraph-properties fo:text-align="center" style:justify-single-word="false">
        <style:tab-stops/>
      </style:paragraph-properties>
      <style:text-properties officeooo:rsid="001f6ee2" officeooo:paragraph-rsid="001f6ee2"/>
    </style:style>
    <style:style style:name="P15" style:family="paragraph" style:parent-style-name="Standard">
      <style:text-properties officeooo:rsid="00215482" officeooo:paragraph-rsid="00215482"/>
    </style:style>
    <style:style style:name="P16" style:family="paragraph" style:parent-style-name="Standard">
      <style:paragraph-properties fo:text-align="center" style:justify-single-word="false"/>
      <style:text-properties officeooo:rsid="00215482" officeooo:paragraph-rsid="00215482"/>
    </style:style>
    <style:style style:name="P17" style:family="paragraph" style:parent-style-name="Standard">
      <style:paragraph-properties fo:text-align="center" style:justify-single-word="false"/>
      <style:text-properties officeooo:rsid="00248e1b" officeooo:paragraph-rsid="00248e1b"/>
    </style:style>
    <style:style style:name="P18" style:family="paragraph" style:parent-style-name="Standard">
      <style:text-properties officeooo:rsid="002a7309" officeooo:paragraph-rsid="002cd9b3"/>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rsid="00248e1b" officeooo:paragraph-rsid="00248e1b"/>
    </style:style>
    <style:style style:name="P21" style:family="paragraph" style:parent-style-name="Table_20_Contents">
      <style:paragraph-properties fo:text-align="center" style:justify-single-word="false"/>
      <style:text-properties officeooo:rsid="002890bd" officeooo:paragraph-rsid="002890bd"/>
    </style:style>
    <style:style style:name="P22" style:family="paragraph" style:parent-style-name="Table_20_Contents">
      <style:text-properties fo:font-size="18pt" officeooo:rsid="002890bd" officeooo:paragraph-rsid="002890bd"/>
    </style:style>
    <style:style style:name="P23" style:family="paragraph" style:parent-style-name="Table_20_Contents">
      <style:paragraph-properties fo:text-align="center" style:justify-single-word="false"/>
      <style:text-properties fo:font-size="18pt" officeooo:rsid="0029af4b" officeooo:paragraph-rsid="0029af4b"/>
    </style:style>
    <style:style style:name="P24" style:family="paragraph" style:parent-style-name="tfTitre_20_Chapitre" style:master-page-name="Right_20_Page">
      <style:paragraph-properties style:page-number="auto"/>
      <style:text-properties officeooo:rsid="0017fddc"/>
    </style:style>
    <style:style style:name="P25" style:family="paragraph" style:parent-style-name="Standard" style:list-style-name="tfPuce"/>
    <style:style style:name="P26" style:family="paragraph" style:parent-style-name="Standard" style:list-style-name="tfPuce">
      <style:text-properties officeooo:rsid="002a7309" officeooo:paragraph-rsid="002a7309"/>
    </style:style>
    <style:style style:name="P27" style:family="paragraph" style:parent-style-name="Standard" style:list-style-name="tfPuce">
      <style:text-properties officeooo:rsid="002a7309" officeooo:paragraph-rsid="002cd9b3"/>
    </style:style>
    <style:style style:name="P28" style:family="paragraph" style:parent-style-name="Standard">
      <style:text-properties officeooo:paragraph-rsid="001dab6b"/>
    </style:style>
    <style:style style:name="P29" style:family="paragraph" style:parent-style-name="Standard">
      <style:paragraph-properties fo:text-align="center" style:justify-single-word="false">
        <style:tab-stops/>
      </style:paragraph-properties>
      <style:text-properties fo:font-size="18pt" officeooo:rsid="001dab6b" officeooo:paragraph-rsid="001dab6b"/>
    </style:style>
    <style:style style:name="P30" style:family="paragraph" style:parent-style-name="Standard">
      <style:paragraph-properties fo:text-align="center" style:justify-single-word="false">
        <style:tab-stops/>
      </style:paragraph-properties>
      <style:text-properties fo:font-size="18pt" officeooo:rsid="002d5a6d" officeooo:paragraph-rsid="002d5a6d"/>
    </style:style>
    <style:style style:name="P31" style:family="paragraph" style:parent-style-name="Standard">
      <style:paragraph-properties fo:text-align="center" style:justify-single-word="false">
        <style:tab-stops/>
      </style:paragraph-properties>
      <style:text-properties officeooo:paragraph-rsid="001dab6b"/>
    </style:style>
    <style:style style:name="P32" style:family="paragraph" style:parent-style-name="Standard">
      <style:paragraph-properties fo:text-align="center" style:justify-single-word="false">
        <style:tab-stops/>
      </style:paragraph-properties>
      <style:text-properties officeooo:paragraph-rsid="002d5a6d"/>
    </style:style>
    <style:style style:name="P33" style:family="paragraph" style:parent-style-name="Standard">
      <style:paragraph-properties fo:text-align="center" style:justify-single-word="false">
        <style:tab-stops/>
      </style:paragraph-properties>
      <style:text-properties officeooo:rsid="002d5a6d" officeooo:paragraph-rsid="002d5a6d"/>
    </style:style>
    <style:style style:name="P34" style:family="paragraph" style:parent-style-name="Standard" style:list-style-name="tfPuce">
      <style:paragraph-properties fo:margin-top="0.199cm" fo:margin-bottom="0cm" style:contextual-spacing="false"/>
    </style:style>
    <style:style style:name="P35" style:family="paragraph" style:parent-style-name="Table_20_Contents">
      <style:paragraph-properties fo:text-align="center" style:justify-single-word="false"/>
      <style:text-properties officeooo:rsid="002d5a6d" officeooo:paragraph-rsid="002d5a6d"/>
    </style:style>
    <style:style style:name="P36" style:family="paragraph" style:parent-style-name="Table_20_Contents">
      <style:paragraph-properties fo:text-align="center" style:justify-single-word="false"/>
      <style:text-properties fo:font-size="18pt" officeooo:rsid="002d5a6d" officeooo:paragraph-rsid="002d5a6d"/>
    </style:style>
    <style:style style:name="P37" style:family="paragraph" style:parent-style-name="Table_20_Contents">
      <style:paragraph-properties fo:text-align="center" style:justify-single-word="false"/>
      <style:text-properties officeooo:rsid="002e4298" officeooo:paragraph-rsid="002e4298"/>
    </style:style>
    <style:style style:name="P38" style:family="paragraph" style:parent-style-name="tfTitre_20_1_29_">
      <style:text-properties officeooo:rsid="001f83b8" officeooo:paragraph-rsid="001f83b8"/>
    </style:style>
    <style:style style:name="P39" style:family="paragraph" style:parent-style-name="tfTitre_20_1_29_">
      <style:paragraph-properties fo:break-before="page"/>
    </style:style>
    <style:style style:name="P40" style:family="paragraph" style:parent-style-name="tfTitre_20_I_29_">
      <style:paragraph-properties fo:break-before="page"/>
      <style:text-properties fo:font-size="21pt" officeooo:paragraph-rsid="002d5a6d" style:font-size-asian="21pt" style:font-size-complex="21pt"/>
    </style:style>
    <style:style style:name="P41" style:family="paragraph" style:parent-style-name="tfTitre_20_a_29_">
      <style:paragraph-properties fo:break-before="page"/>
    </style:style>
    <style:style style:name="P4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style>
    <style:style style:name="P4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writing-mode="lr-tb"/>
    </style:style>
    <style:style style:name="P4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5pt" style:font-style-asian="normal" style:font-weight-asian="normal" style:font-name-complex="Arial" style:font-size-complex="5pt" style:font-style-complex="normal" style:font-weight-complex="normal" style:text-emphasize="none" style:text-scale="100%" style:font-relief="none" style:text-overline-style="none" style:text-overline-color="font-color"/>
    </style:style>
    <style:style style:name="P5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6.40000009536743pt" style:font-style-asian="normal" style:font-weight-asian="normal" style:font-name-complex="Arial" style:font-size-complex="6.40000009536743pt" style:font-style-complex="normal" style:font-weight-complex="normal" style:text-emphasize="none" style:text-scale="100%" style:font-relief="none" style:text-overline-style="none" style:text-overline-color="font-color"/>
    </style:style>
    <style:style style:name="P51"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b4780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be480a"/>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542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5.80000019073486pt" style:font-style-asian="normal" style:font-weight-asian="normal" style:font-name-complex="Arial" style:font-size-complex="5.80000019073486pt" style:font-style-complex="normal" style:font-weight-complex="normal" style:text-emphasize="none" style:text-scale="100%"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8pt"/>
    </style:style>
    <style:style style:name="T4" style:family="text">
      <style:text-properties fo:font-size="18pt" officeooo:rsid="001bb745"/>
    </style:style>
    <style:style style:name="T5" style:family="text">
      <style:text-properties fo:font-size="18pt" officeooo:rsid="001cabb8"/>
    </style:style>
    <style:style style:name="T6" style:family="text">
      <style:text-properties fo:font-size="18pt" officeooo:rsid="001dab6b"/>
    </style:style>
    <style:style style:name="T7" style:family="text">
      <style:text-properties fo:font-size="18pt" officeooo:rsid="001db7a7"/>
    </style:style>
    <style:style style:name="T8" style:family="text">
      <style:text-properties fo:font-size="18pt" officeooo:rsid="001e0779"/>
    </style:style>
    <style:style style:name="T9" style:family="text">
      <style:text-properties fo:font-size="18pt" officeooo:rsid="001f83b8"/>
    </style:style>
    <style:style style:name="T10" style:family="text">
      <style:text-properties fo:font-size="18pt" officeooo:rsid="00248e1b"/>
    </style:style>
    <style:style style:name="T11" style:family="text">
      <style:text-properties fo:font-size="18pt" officeooo:rsid="0029af4b"/>
    </style:style>
    <style:style style:name="T12" style:family="text">
      <style:text-properties fo:font-size="18pt" officeooo:rsid="002cd9b3"/>
    </style:style>
    <style:style style:name="T13" style:family="text">
      <style:text-properties fo:font-size="18pt" officeooo:rsid="002e4298"/>
    </style:style>
    <style:style style:name="T14" style:family="text">
      <style:text-properties fo:font-variant="normal" fo:text-transform="none" style:font-name="Arial" fo:font-size="19pt" fo:font-style="normal" fo:font-weight="bold" officeooo:rsid="0017fddc" style:font-size-asian="13pt" style:font-weight-asian="bold" style:font-size-complex="13pt" style:font-weight-complex="bold"/>
    </style:style>
    <style:style style:name="T15" style:family="text">
      <style:text-properties fo:font-variant="normal" fo:text-transform="none" style:font-name="Arial" fo:font-size="19pt" fo:font-style="normal" fo:font-weight="bold" officeooo:rsid="002d5a6d" style:font-size-asian="13pt" style:font-weight-asian="bold" style:font-size-complex="13pt" style:font-weight-complex="bold"/>
    </style:style>
    <style:style style:name="T16" style:family="text">
      <style:text-properties fo:font-variant="normal" fo:text-transform="none" style:font-name="Arial" fo:font-size="17pt" fo:font-style="italic" fo:font-weight="normal" officeooo:rsid="001f83b8" style:font-size-asian="11pt" style:font-style-asian="italic" style:font-weight-asian="bold" style:font-size-complex="11pt" style:font-style-complex="italic" style:font-weight-complex="bold"/>
    </style:style>
    <style:style style:name="T17" style:family="text">
      <style:text-properties officeooo:rsid="001cabb8"/>
    </style:style>
    <style:style style:name="T18" style:family="text">
      <style:text-properties officeooo:rsid="001db7a7"/>
    </style:style>
    <style:style style:name="T19" style:family="text">
      <style:text-properties officeooo:rsid="001f83b8"/>
    </style:style>
    <style:style style:name="T20" style:family="text">
      <style:text-properties officeooo:rsid="0029af4b"/>
    </style:style>
    <style:style style:name="T21" style:family="text">
      <style:text-properties officeooo:rsid="002cd9b3"/>
    </style:style>
    <style:style style:name="T22" style:family="text">
      <style:text-properties officeooo:rsid="002e4298"/>
    </style:style>
    <style:style style:name="T23" style:family="text">
      <style:text-properties fo:font-variant="normal" fo:text-transform="none" style:use-window-font-color="true" loext:opacity="0%" style:text-outline="false" style:text-line-through-style="none" style:text-line-through-type="none" style:font-name="Times New Roman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5pt" style:font-style-asian="normal" style:font-weight-asian="normal" style:font-name-complex="Arial" style:font-size-complex="5pt"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6.40000009536743pt" style:font-style-asian="normal" style:font-weight-asian="normal" style:font-name-complex="Arial" style:font-size-complex="6.40000009536743pt"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5.80000019073486pt" style:font-style-asian="normal" style:font-weight-asian="normal" style:font-name-complex="Arial" style:font-size-complex="5.80000019073486pt" style:font-style-complex="normal" style:font-weight-complex="normal" style:text-emphasize="none" style:text-scale="100%"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draw:stroke-dash="Dashed_20__28_var_29__20_1" svg:stroke-width="0.018cm" svg:stroke-color="#666666" draw:marker-start="" draw:marker-start-width="0.205cm" draw:marker-start-center="false" draw:marker-end="" draw:marker-end-width="0.205cm" draw:marker-end-center="false" draw:stroke-linejoin="round" svg:stroke-linecap="round" draw:fill="solid" draw:fill-color="#000000" draw:textarea-horizontal-align="center" draw:textarea-vertical-align="middle" fo:padding-top="0.132cm" fo:padding-bottom="0.132cm" fo:padding-left="0.258cm" fo:padding-right="0.258cm" draw:shadow="hidden" draw:shadow-offset-x="0.199cm" draw:shadow-offset-y="0.199cm" draw:shadow-color="#808080" style:run-through="foreground"/>
    </style:style>
    <style:style style:name="gr4" style:family="graphic">
      <style:graphic-properties draw:stroke="solid" draw:stroke-dash="Dashed_20__28_var_29__20_1" svg:stroke-width="0.018cm" svg:stroke-color="#666666" draw:marker-start="" draw:marker-start-width="0.205cm" draw:marker-start-center="false" draw:marker-end="" draw:marker-end-width="0.205cm" draw:marker-end-center="false" draw:stroke-linejoin="round" svg:stroke-linecap="round" draw:fill="solid" draw:fill-color="#729fcf" draw:textarea-horizontal-align="center" draw:textarea-vertical-align="middle" fo:padding-top="0.132cm" fo:padding-bottom="0.132cm" fo:padding-left="0.258cm" fo:padding-right="0.258cm" draw:shadow="hidden" draw:shadow-offset-x="0.199cm" draw:shadow-offset-y="0.199cm" draw:shadow-color="#808080" style:run-through="foreground"/>
    </style:style>
    <style:style style:name="gr5" style:family="graphic">
      <style:graphic-properties draw:stroke="solid" draw:stroke-dash="Dashed_20__28_var_29__20_1" svg:stroke-width="0.041cm" svg:stroke-color="#000000" draw:marker-start="Extrémités_20_de_20_flèche_20_1" draw:marker-start-width="0.24cm" draw:marker-start-center="false" draw:marker-end="" draw:marker-end-width="0.24cm" draw:marker-end-center="false" draw:stroke-linejoin="miter"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6" style:family="graphic">
      <style:graphic-properties draw:stroke="solid" draw:stroke-dash="Dashed_20__28_var_29__20_1" svg:stroke-width="0.041cm" svg:stroke-color="#000000" draw:marker-start="" draw:marker-start-width="0.24cm" draw:marker-start-center="false" draw:marker-end="Extrémités_20_de_20_flèche_20_2" draw:marker-end-width="0.24cm" draw:marker-end-center="false" draw:stroke-linejoin="miter"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7" style:family="graphic">
      <style:graphic-properties draw:stroke="solid" draw:stroke-dash="Dashed_20__28_var_29__20_1" svg:stroke-width="0.016cm" svg:stroke-color="#000000" draw:marker-start="" draw:marker-start-width="0.199cm" draw:marker-start-center="false" draw:marker-end="" draw:marker-end-width="0.199cm" draw:marker-end-center="false" draw:stroke-linejoin="miter" svg:stroke-linecap="butt" draw:fill="solid" draw:fill-color="#729fcf" draw:textarea-horizontal-align="center" draw:textarea-vertical-align="middle" fo:padding-top="0.132cm" fo:padding-bottom="0.132cm" fo:padding-left="0.258cm" fo:padding-right="0.258cm" draw:shadow="hidden" draw:shadow-offset-x="0.199cm" draw:shadow-offset-y="0.199cm" draw:shadow-color="#808080" style:run-through="foreground"/>
    </style:style>
    <style:style style:name="gr8" style:family="graphic">
      <style:graphic-properties draw:stroke="none" draw:stroke-dash="Dashed_20__28_var_29__20_1" svg:stroke-width="0cm" svg:stroke-color="#000000"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 svg:stroke-width="0.042cm" svg:stroke-color="#ffffff" draw:marker-start="" draw:marker-start-width="0.199cm" draw:marker-start-center="false" draw:marker-end="" draw:marker-end-width="0.199cm" draw:marker-end-center="false" draw:stroke-linejoin="bevel" svg:stroke-linecap="butt" draw:fill="none" draw:fill-color="#000000" draw:textarea-horizontal-align="center" draw:textarea-vertical-align="middle" fo:padding-top="0.146cm" fo:padding-bottom="0.146cm" fo:padding-left="0.272cm" fo:padding-right="0.272cm" draw:shadow="hidden" draw:shadow-offset-x="0.199cm" draw:shadow-offset-y="0.199cm" draw:shadow-color="#808080" style:run-through="foreground"/>
    </style:style>
    <style:style style:name="gr10" style:family="graphic">
      <style:graphic-properties draw:stroke="none" draw:stroke-dash="Dashed_20__28_var_29__20_1" svg:stroke-width="0cm" svg:stroke-color="#ffffff"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8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dash" draw:stroke-dash="Dashed_20__28_var_29__20_32"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921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423cm" fo:padding-top="0.125cm" fo:padding-bottom="0.125cm" fo:padding-left="0.25cm" fo:padding-right="0.25cm" draw:shadow="hidden" draw:shadow-offset-x="0.3cm" draw:shadow-offset-y="0.3cm" draw:shadow-color="#808080" style:run-through="foreground"/>
      <style:paragraph-properties style:writing-mode="lr-tb"/>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115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27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732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2cm" fo:min-width="0.471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2cm" fo:min-width="0.778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0.78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801cm" fo:padding-top="0.125cm" fo:padding-bottom="0.125cm" fo:padding-left="0.25cm" fo:padding-right="0.25cm" draw:shadow="hidden" draw:shadow-offset-x="0.3cm" draw:shadow-offset-y="0.3cm" draw:shadow-color="#808080" style:run-through="foreground"/>
      <style:paragraph-properties style:writing-mode="lr-tb"/>
    </style:style>
    <style:style style:name="gr24" style:family="graphic">
      <style:graphic-properties draw:stroke="dash" draw:stroke-dash="Dashed_20__28_var_29__20_33"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5" style:family="graphic">
      <style:graphic-properties draw:stroke="dash" draw:stroke-dash="Dashed_20__28_var_29__20_34"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6" style:family="graphic">
      <style:graphic-properties draw:stroke="dash" draw:stroke-dash="Dashed_20__28_var_29__20_35"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7" style:family="graphic">
      <style:graphic-properties draw:stroke="dash" draw:stroke-dash="Dashed_20__28_var_29__20_36"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8" style:family="graphic">
      <style:graphic-properties draw:stroke="dash" draw:stroke-dash="Dashed_20__28_var_29__20_37"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9" style:family="graphic">
      <style:graphic-properties draw:stroke="dash" draw:stroke-dash="Dashed_20__28_var_29__20_38"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0" style:family="graphic">
      <style:graphic-properties draw:stroke="dash" draw:stroke-dash="Dashed_20__28_var_29__20_39"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1" style:family="graphic">
      <style:graphic-properties draw:stroke="dash" draw:stroke-dash="Dashed_20__28_var_29__20_40"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2" style:family="graphic">
      <style:graphic-properties draw:stroke="dash" draw:stroke-dash="Dashed_20__28_var_29__20_41"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3" style:family="graphic">
      <style:graphic-properties draw:stroke="dash" draw:stroke-dash="Dashed_20__28_var_29__20_42"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4" style:family="graphic">
      <style:graphic-properties draw:stroke="dash" draw:stroke-dash="Dashed_20__28_var_29__20_43"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5" style:family="graphic">
      <style:graphic-properties draw:stroke="dash" draw:stroke-dash="Dashed_20__28_var_29__20_44"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6" style:family="graphic">
      <style:graphic-properties draw:stroke="dash" draw:stroke-dash="Dashed_20__28_var_29__20_45"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7" style:family="graphic">
      <style:graphic-properties draw:stroke="dash" draw:stroke-dash="Dashed_20__28_var_29__20_46"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8" style:family="graphic">
      <style:graphic-properties draw:stroke="dash" draw:stroke-dash="Dashed_20__28_var_29__20_47"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9" style:family="graphic">
      <style:graphic-properties draw:stroke="solid" svg:stroke-width="0.019cm" svg:stroke-color="#000000" draw:marker-start="" draw:marker-start-width="0.34cm" draw:marker-start-center="false" draw:marker-end="" draw:marker-end-width="0.34cm" draw:marker-end-center="false" draw:fill="solid" draw:fill-color="#ffd428"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solid" svg:stroke-width="0.019cm" svg:stroke-color="#000000" draw:marker-start="" draw:marker-start-width="0.34cm" draw:marker-start-center="false" draw:marker-end="" draw:marker-end-width="0.34cm" draw:marker-end-center="false" draw:fill="solid" draw:fill-color="#b47804"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1" style:family="graphic">
      <style:graphic-properties draw:stroke="solid" svg:stroke-width="0.019cm" svg:stroke-color="#000000" draw:marker-start="" draw:marker-start-width="0.34cm" draw:marker-start-center="false" draw:marker-end="" draw:marker-end-width="0.34cm" draw:marker-end-center="false" draw:fill="solid" draw:fill-color="#be480a"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2" style:family="graphic">
      <style:graphic-properties draw:stroke="solid" svg:stroke-width="0.019cm" svg:stroke-color="#000000" draw:marker-start="" draw:marker-start-width="0.34cm" draw:marker-start-center="false" draw:marker-end="" draw:marker-end-width="0.34cm" draw:marker-end-center="false" draw:fill="solid" draw:fill-color="#ff000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svg:stroke-width="0.019cm" svg:stroke-color="#000000" draw:marker-start="" draw:marker-start-width="0.34cm" draw:marker-start-center="false" draw:marker-end="" draw:marker-end-width="0.34cm" draw:marker-end-center="false" draw:fill="solid" draw:fill-color="#ff542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svg:stroke-width="0.049cm" svg:stroke-color="#000000" draw:marker-start="" draw:marker-start-width="0.0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5" style:family="graphic">
      <style:graphic-properties draw:stroke="solid" svg:stroke-width="0.049cm" svg:stroke-color="#000000" draw:marker-start="Arrow" draw:marker-start-width="0.199cm" draw:marker-start-center="tru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6" style:family="graphic">
      <style:graphic-properties draw:stroke="solid" svg:stroke-width="0.019cm" svg:stroke-color="#000000" draw:marker-start="" draw:marker-start-width="0.33cm" draw:marker-start-center="false" draw:marker-end="" draw:marker-end-width="0.3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solid" svg:stroke-width="0.019cm" svg:stroke-color="#000000" draw:marker-start="" draw:marker-start-width="0.33cm" draw:marker-start-center="false" draw:marker-end="" draw:marker-end-width="0.33cm" draw:marker-end-center="false" draw:fill="solid" draw:fill-color="#ffd428"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svg:stroke-width="0.019cm" svg:stroke-color="#000000" draw:marker-start="" draw:marker-start-width="0.33cm" draw:marker-start-center="false" draw:marker-end="" draw:marker-end-width="0.33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solid" svg:stroke-width="0.019cm" svg:stroke-color="#000000" draw:marker-start="" draw:marker-start-width="0.33cm" draw:marker-start-center="false" draw:marker-end="" draw:marker-end-width="0.33cm" draw:marker-end-center="false" draw:fill="solid" draw:fill-color="#b47804"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solid" svg:stroke-width="0.019cm" svg:stroke-color="#000000" draw:marker-start="" draw:marker-start-width="0.33cm" draw:marker-start-center="false" draw:marker-end="" draw:marker-end-width="0.33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svg:stroke-width="0.019cm" svg:stroke-color="#000000" draw:marker-start="" draw:marker-start-width="0.33cm" draw:marker-start-center="false" draw:marker-end="" draw:marker-end-width="0.33cm" draw:marker-end-center="false" draw:fill="solid" draw:fill-color="#be480a"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2" style:family="graphic">
      <style:graphic-properties draw:stroke="solid" svg:stroke-width="0.019cm" svg:stroke-color="#000000" draw:marker-start="" draw:marker-start-width="0.33cm" draw:marker-start-center="false" draw:marker-end="" draw:marker-end-width="0.33cm" draw:marker-end-center="false" draw:fill="solid" draw:fill-color="#ff000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3" style:family="graphic">
      <style:graphic-properties draw:stroke="solid" svg:stroke-width="0.019cm" svg:stroke-color="#000000" draw:marker-start="" draw:marker-start-width="0.33cm" draw:marker-start-center="false" draw:marker-end="" draw:marker-end-width="0.33cm" draw:marker-end-center="false" draw:fill="solid" draw:fill-color="#e6e6e6"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solid" svg:stroke-width="0.019cm" svg:stroke-color="#000000" draw:marker-start="" draw:marker-start-width="0.33cm" draw:marker-start-center="false" draw:marker-end="" draw:marker-end-width="0.33cm" draw:marker-end-center="false" draw:fill="solid" draw:fill-color="#ff542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7cm" fo:min-width="1.616cm" fo:padding-top="0.125cm" fo:padding-bottom="0.125cm" fo:padding-left="0.25cm" fo:padding-right="0.25cm" draw:shadow="hidden" draw:shadow-offset-x="0.3cm" draw:shadow-offset-y="0.3cm" draw:shadow-color="#808080" style:run-through="foreground"/>
      <style:paragraph-properties style:writing-mode="lr-tb"/>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7cm" fo:min-width="1.166cm" fo:padding-top="0.125cm" fo:padding-bottom="0.125cm" fo:padding-left="0.25cm" fo:padding-right="0.25cm" draw:shadow="hidden" draw:shadow-offset-x="0.3cm" draw:shadow-offset-y="0.3cm" draw:shadow-color="#808080" style:run-through="foreground"/>
      <style:paragraph-properties style:writing-mode="lr-tb"/>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7cm" fo:min-width="0.907cm" fo:padding-top="0.125cm" fo:padding-bottom="0.125cm" fo:padding-left="0.25cm" fo:padding-right="0.25cm" draw:shadow="hidden" draw:shadow-offset-x="0.3cm" draw:shadow-offset-y="0.3cm" draw:shadow-color="#808080" style:run-through="foreground"/>
      <style:paragraph-properties style:writing-mode="lr-tb"/>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6cm" fo:min-width="1.039cm" fo:padding-top="0.125cm" fo:padding-bottom="0.125cm" fo:padding-left="0.25cm" fo:padding-right="0.25cm" draw:shadow="hidden" draw:shadow-offset-x="0.3cm" draw:shadow-offset-y="0.3cm" draw:shadow-color="#808080" style:run-through="foreground"/>
      <style:paragraph-properties style:writing-mode="lr-tb"/>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7cm" fo:min-width="1.457cm" fo:padding-top="0.125cm" fo:padding-bottom="0.125cm" fo:padding-left="0.25cm" fo:padding-right="0.25cm" draw:shadow="hidden" draw:shadow-offset-x="0.3cm" draw:shadow-offset-y="0.3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Organisation des données</text:p>
      <text:p text:style-name="Standard"/>
      <text:list xml:id="list2689436582" text:style-name="tfNum_20_I_29_">
        <text:list-item>
          <text:p text:style-name="tfTitre_20_I_29_">Organiser Les données</text:p>
        </text:list-item>
      </text:list>
      <text:list xml:id="list3309189137" text:style-name="tfNum_20_1_29_">
        <text:list-item>
          <text:p text:style-name="tfTitre_20_1_29_">Tableau <text:span text:style-name="T15">d’effectifs</text:span> :</text:p>
        </text:list-item>
      </text:list>
      <text:p text:style-name="Standard">Lorsque l'on récolte des données statistiques, il est souvent commode de les <text:span text:style-name="T9">rassembl</text:span>er dans un tableau :</text:p>
      <text:p text:style-name="Standard"/>
      <text:p text:style-name="Standard"><text:span text:style-name="T2">Ex :</text:span> <text:span text:style-name="T17">L</text:span><text:span text:style-name="T6">a composition de l’orchestre du collège</text:span></text:p>
      <table:table table:name="Tableau6" table:style-name="Tableau6">
        <table:table-column table:style-name="Tableau6.A"/>
        <table:table-column table:style-name="Tableau6.B" table:number-columns-repeated="3"/>
        <table:table-row table:style-name="TableLine94613711268432">
          <table:table-cell table:style-name="Tableau6.A1" office:value-type="string">
            <text:p text:style-name="P35">Instrument</text:p>
          </table:table-cell>
          <table:table-cell table:style-name="Tableau6.A1" office:value-type="string">
            <text:p text:style-name="P5">Flûtes</text:p>
          </table:table-cell>
          <table:table-cell table:style-name="Tableau6.A1" office:value-type="string">
            <text:p text:style-name="P5">Violons</text:p>
          </table:table-cell>
          <table:table-cell table:style-name="Tableau6.D1" office:value-type="string">
            <text:p text:style-name="P5">Percussions</text:p>
          </table:table-cell>
        </table:table-row>
        <table:table-row table:style-name="TableLine94613711268432">
          <table:table-cell table:style-name="Tableau6.A2" office:value-type="string">
            <text:p text:style-name="P12">Nombre d’élèves</text:p>
          </table:table-cell>
          <table:table-cell table:style-name="Tableau6.A2" office:value-type="string">
            <text:p text:style-name="P35">5</text:p>
          </table:table-cell>
          <table:table-cell table:style-name="Tableau6.A2" office:value-type="string">
            <text:p text:style-name="P35">7</text:p>
          </table:table-cell>
          <table:table-cell table:style-name="Tableau6.D2" office:value-type="string">
            <text:p text:style-name="P35">5</text:p>
          </table:table-cell>
        </table:table-row>
      </table:table>
      <text:p text:style-name="P11"/>
      <text:p text:style-name="P11"/>
      <text:list xml:id="list122948468132795" text:continue-numbering="true" text:style-name="tfNum_20_1_29_">
        <text:list-item>
          <text:p text:style-name="tfTitre_20_1_29_"><text:span text:style-name="T14">Tableau à double entrée</text:span> :</text:p>
        </text:list-item>
      </text:list>
      <text:p text:style-name="Standard"><text:span text:style-name="T13">Pour</text:span> « crois<text:span text:style-name="T22">er</text:span> » deux types d’informations, <text:span text:style-name="T22">on peut faire un </text:span><text:span text:style-name="Vocabulaire"><text:span text:style-name="T22">tableau à double entrée</text:span></text:span>. <text:span text:style-name="T18">On y ajoute souvent une ligne et une colonne « total ».</text:span></text:p>
      <text:p text:style-name="Standard"/>
      <text:p text:style-name="P10"><text:span text:style-name="T2">Ex :</text:span> <text:span text:style-name="T7">Le même orchestre</text:span><text:span text:style-name="T5"> avec le détail par </text:span><text:span text:style-name="T6">niveau de classe</text:span></text:p>
      <table:table table:name="Tableau2" table:style-name="Tableau2">
        <table:table-column table:style-name="Tableau2.A"/>
        <table:table-column table:style-name="Tableau2.B"/>
        <table:table-column table:style-name="Tableau2.C"/>
        <table:table-column table:style-name="Tableau2.B"/>
        <table:table-column table:style-name="Tableau2.C"/>
        <table:table-row table:style-name="TableLine94613710932816">
          <table:table-cell table:style-name="Tableau2.A1" office:value-type="string">
            <text:p text:style-name="P35"/>
          </table:table-cell>
          <table:table-cell table:style-name="Tableau2.A1" office:value-type="string">
            <text:p text:style-name="P32">Flûtes</text:p>
          </table:table-cell>
          <table:table-cell table:style-name="Tableau2.A1" office:value-type="string">
            <text:p text:style-name="P32">Violons</text:p>
          </table:table-cell>
          <table:table-cell table:style-name="Tableau2.A1" office:value-type="string">
            <text:p text:style-name="P32">Percussions</text:p>
          </table:table-cell>
          <table:table-cell table:style-name="Tableau2.E1" office:value-type="string">
            <text:p text:style-name="P33">Total</text:p>
          </table:table-cell>
        </table:table-row>
        <table:table-row table:style-name="TableLine94613710932816">
          <table:table-cell table:style-name="Tableau2.A2" office:value-type="string">
            <text:p text:style-name="P30">6èmes</text:p>
          </table:table-cell>
          <table:table-cell table:style-name="Tableau2.A2" office:value-type="string">
            <text:p text:style-name="P36">2</text:p>
          </table:table-cell>
          <table:table-cell table:style-name="Tableau2.A2" office:value-type="string">
            <text:p text:style-name="P36">1</text:p>
          </table:table-cell>
          <table:table-cell table:style-name="Tableau2.A2" office:value-type="string">
            <text:p text:style-name="P35"/>
          </table:table-cell>
          <table:table-cell table:style-name="Tableau2.E2" office:value-type="string">
            <text:p text:style-name="P35">5</text:p>
          </table:table-cell>
        </table:table-row>
        <table:table-row table:style-name="TableLine94613710932816">
          <table:table-cell table:style-name="Tableau2.A2" office:value-type="string">
            <text:p text:style-name="P30">5èmes</text:p>
          </table:table-cell>
          <table:table-cell table:style-name="Tableau2.A2" office:value-type="string">
            <text:p text:style-name="P35"/>
          </table:table-cell>
          <table:table-cell table:style-name="Tableau2.A2" office:value-type="string">
            <text:p text:style-name="P35">3</text:p>
          </table:table-cell>
          <table:table-cell table:style-name="Tableau2.A2" office:value-type="string">
            <text:p text:style-name="P35"/>
          </table:table-cell>
          <table:table-cell table:style-name="Tableau2.E2" office:value-type="string">
            <text:p text:style-name="P35"/>
          </table:table-cell>
        </table:table-row>
        <table:table-row table:style-name="TableLine94613710932816">
          <table:table-cell table:style-name="Tableau2.A2" office:value-type="string">
            <text:p text:style-name="P30">4èmes</text:p>
          </table:table-cell>
          <table:table-cell table:style-name="Tableau2.A2" office:value-type="string">
            <text:p text:style-name="P35"/>
          </table:table-cell>
          <table:table-cell table:style-name="Tableau2.A2" office:value-type="string">
            <text:p text:style-name="P35">1</text:p>
          </table:table-cell>
          <table:table-cell table:style-name="Tableau2.A2" office:value-type="string">
            <text:p text:style-name="P35">1</text:p>
          </table:table-cell>
          <table:table-cell table:style-name="Tableau2.E2" office:value-type="string">
            <text:p text:style-name="P35">5</text:p>
          </table:table-cell>
        </table:table-row>
        <table:table-row table:style-name="TableLine94613710932816">
          <table:table-cell table:style-name="Tableau2.A2" office:value-type="string">
            <text:p text:style-name="P30">3èmes</text:p>
          </table:table-cell>
          <table:table-cell table:style-name="Tableau2.A2" office:value-type="string">
            <text:p text:style-name="P35">0</text:p>
          </table:table-cell>
          <table:table-cell table:style-name="Tableau2.A2" office:value-type="string">
            <text:p text:style-name="P35"/>
          </table:table-cell>
          <table:table-cell table:style-name="Tableau2.A2" office:value-type="string">
            <text:p text:style-name="P35"/>
          </table:table-cell>
          <table:table-cell table:style-name="Tableau2.E2" office:value-type="string">
            <text:p text:style-name="P35">2</text:p>
          </table:table-cell>
        </table:table-row>
        <table:table-row table:style-name="TableLine94613710932816">
          <table:table-cell table:style-name="Tableau2.A2" office:value-type="string">
            <text:p text:style-name="P30">Total</text:p>
          </table:table-cell>
          <table:table-cell table:style-name="Tableau2.A2" office:value-type="string">
            <text:p text:style-name="P35">5</text:p>
          </table:table-cell>
          <table:table-cell table:style-name="Tableau2.A2" office:value-type="string">
            <text:p text:style-name="P37">7</text:p>
          </table:table-cell>
          <table:table-cell table:style-name="Tableau2.A2" office:value-type="string">
            <text:p text:style-name="P35">5</text:p>
          </table:table-cell>
          <table:table-cell table:style-name="Tableau2.E2" office:value-type="string">
            <text:p text:style-name="P35"/>
          </table:table-cell>
        </table:table-row>
      </table:table>
      <text:list xml:id="list122948544749252" text:continue-list="list2689436582" text:style-name="tfNum_20_I_29_">
        <text:list-item>
          <text:p text:style-name="P40">Représenter graphiquement Les données</text:p>
        </text:list-item>
      </text:list>
      <text:list xml:id="list122949003194836" text:continue-list="list122948468132795" text:style-name="tfNum_20_1_29_">
        <text:list-item text:start-value="1">
          <text:p text:style-name="P38">Cas des données numériques : </text:p>
        </text:list-item>
      </text:list>
      <text:p text:style-name="P15">Une courbe <text:span text:style-name="T10">ou </text:span><text:span text:style-name="Vocabulaire">graphique cartésien</text:span> permet de représenter l’évolution d’une grandeur numérique en fonction d’une autre.</text:p>
      <text:p text:style-name="P15"/>
      <text:p text:style-name="P15"><text:span text:style-name="T2">Ex :</text:span> <text:span text:style-name="T11">Vous vous êtes chronométré en complétant le plus grand nombre de multiplications possibles en un temps donné.</text:span></text:p>
      <table:table table:name="Tableau3" table:style-name="Tableau3">
        <table:table-column table:style-name="Tableau3.A"/>
        <table:table-column table:style-name="Tableau3.B" table:number-columns-repeated="6"/>
        <table:table-row table:style-name="TableLine94613681750016">
          <table:table-cell table:style-name="Tableau3.A1" office:value-type="string">
            <text:p text:style-name="P22">Durée (<text:span text:style-name="T20">seconde</text:span>s)</text:p>
          </table:table-cell>
          <table:table-cell table:style-name="Tableau3.A1" office:value-type="string">
            <text:p text:style-name="P21">0</text:p>
          </table:table-cell>
          <table:table-cell table:style-name="Tableau3.A1" office:value-type="string">
            <text:p text:style-name="P21">1<text:span text:style-name="T11">0</text:span></text:p>
          </table:table-cell>
          <table:table-cell table:style-name="Tableau3.A1" office:value-type="string">
            <text:p text:style-name="P21">2<text:span text:style-name="T11">5</text:span></text:p>
          </table:table-cell>
          <table:table-cell table:style-name="Tableau3.A1" office:value-type="string">
            <text:p text:style-name="P21">3<text:span text:style-name="T11">0</text:span></text:p>
          </table:table-cell>
          <table:table-cell table:style-name="Tableau3.A1" office:value-type="string">
            <text:p text:style-name="P23">40</text:p>
          </table:table-cell>
          <table:table-cell table:style-name="Tableau3.G1" office:value-type="string">
            <text:p text:style-name="P23">45</text:p>
          </table:table-cell>
        </table:table-row>
        <table:table-row table:style-name="TableLine94613681809920">
          <table:table-cell table:style-name="Tableau3.A2" office:value-type="string">
            <text:p text:style-name="P22">Nombre de <text:span text:style-name="T20">multiplications</text:span></text:p>
          </table:table-cell>
          <table:table-cell table:style-name="Tableau3.A2" office:value-type="string">
            <text:p text:style-name="P21">0</text:p>
          </table:table-cell>
          <table:table-cell table:style-name="Tableau3.A2" office:value-type="string">
            <text:p text:style-name="P23">7</text:p>
          </table:table-cell>
          <table:table-cell table:style-name="Tableau3.A2" office:value-type="string">
            <text:p text:style-name="P23">14</text:p>
          </table:table-cell>
          <table:table-cell table:style-name="Tableau3.A2" office:value-type="string">
            <text:p text:style-name="P23">16</text:p>
          </table:table-cell>
          <table:table-cell table:style-name="Tableau3.A2" office:value-type="string">
            <text:p text:style-name="P21">1<text:span text:style-name="T11">9</text:span></text:p>
          </table:table-cell>
          <table:table-cell table:style-name="Tableau3.G2" office:value-type="string">
            <text:p text:style-name="P23">20</text:p>
          </table:table-cell>
        </table:table-row>
      </table:table>
      <text:p text:style-name="P15"/>
      <text:p text:style-name="P16"><draw:g text:anchor-type="as-char" draw:z-index="2" draw:name="Forme3" draw:style-name="gr1"><draw:g draw:style-name="gr2"><draw:line draw:style-name="gr3" draw:text-style-name="P42" svg:x1="2.052cm" svg:y1="0.429cm" svg:x2="2.052cm" svg:y2="12.096cm"><text:p/></draw:line><draw:line draw:style-name="gr3" draw:text-style-name="P42" svg:x1="2.587cm" svg:y1="0.429cm" svg:x2="2.587cm" svg:y2="12.096cm"><text:p/></draw:line><draw:line draw:style-name="gr3" draw:text-style-name="P42" svg:x1="3.139cm" svg:y1="0.429cm" svg:x2="3.139cm" svg:y2="12.096cm"><text:p/></draw:line><draw:line draw:style-name="gr3" draw:text-style-name="P42" svg:x1="3.691cm" svg:y1="0.429cm" svg:x2="3.691cm" svg:y2="12.096cm"><text:p/></draw:line><draw:line draw:style-name="gr3" draw:text-style-name="P42" svg:x1="4.225cm" svg:y1="0.429cm" svg:x2="4.225cm" svg:y2="12.096cm"><text:p/></draw:line><draw:line draw:style-name="gr3" draw:text-style-name="P42" svg:x1="4.778cm" svg:y1="0.429cm" svg:x2="4.778cm" svg:y2="12.096cm"><text:p/></draw:line><draw:line draw:style-name="gr3" draw:text-style-name="P42" svg:x1="5.328cm" svg:y1="0.429cm" svg:x2="5.328cm" svg:y2="12.096cm"><text:p/></draw:line><draw:line draw:style-name="gr3" draw:text-style-name="P42" svg:x1="5.864cm" svg:y1="0.429cm" svg:x2="5.864cm" svg:y2="12.096cm"><text:p/></draw:line><draw:line draw:style-name="gr3" draw:text-style-name="P42" svg:x1="6.416cm" svg:y1="0.429cm" svg:x2="6.416cm" svg:y2="12.096cm"><text:p/></draw:line><draw:line draw:style-name="gr3" draw:text-style-name="P42" svg:x1="6.967cm" svg:y1="0.429cm" svg:x2="6.967cm" svg:y2="12.096cm"><text:p/></draw:line><draw:line draw:style-name="gr3" draw:text-style-name="P42" svg:x1="7.501cm" svg:y1="0.429cm" svg:x2="7.501cm" svg:y2="12.096cm"><text:p/></draw:line><draw:line draw:style-name="gr3" draw:text-style-name="P42" svg:x1="8.055cm" svg:y1="0.429cm" svg:x2="8.055cm" svg:y2="12.096cm"><text:p/></draw:line><draw:line draw:style-name="gr3" draw:text-style-name="P42" svg:x1="8.607cm" svg:y1="0.429cm" svg:x2="8.607cm" svg:y2="12.096cm"><text:p/></draw:line><draw:line draw:style-name="gr3" draw:text-style-name="P42" svg:x1="9.158cm" svg:y1="0.429cm" svg:x2="9.158cm" svg:y2="12.096cm"><text:p/></draw:line><draw:line draw:style-name="gr3" draw:text-style-name="P42" svg:x1="9.694cm" svg:y1="0.429cm" svg:x2="9.694cm" svg:y2="12.096cm"><text:p/></draw:line><draw:line draw:style-name="gr3" draw:text-style-name="P42" svg:x1="10.243cm" svg:y1="0.429cm" svg:x2="10.243cm" svg:y2="12.096cm"><text:p/></draw:line><draw:line draw:style-name="gr3" draw:text-style-name="P42" svg:x1="10.796cm" svg:y1="0.429cm" svg:x2="10.796cm" svg:y2="12.096cm"><text:p/></draw:line><draw:line draw:style-name="gr3" draw:text-style-name="P42" svg:x1="11.33cm" svg:y1="0.429cm" svg:x2="11.33cm" svg:y2="12.096cm"><text:p/></draw:line></draw:g><draw:g draw:style-name="gr2"><draw:line draw:style-name="gr4" draw:text-style-name="P43" svg:x1="1.506cm" svg:y1="0.57cm" svg:x2="11.759cm" svg:y2="0.57cm"><text:p/></draw:line><draw:line draw:style-name="gr4" draw:text-style-name="P43" svg:x1="1.506cm" svg:y1="1.124cm" svg:x2="11.759cm" svg:y2="1.124cm"><text:p/></draw:line><draw:line draw:style-name="gr4" draw:text-style-name="P43" svg:x1="1.506cm" svg:y1="1.674cm" svg:x2="11.759cm" svg:y2="1.674cm"><text:p/></draw:line><draw:line draw:style-name="gr4" draw:text-style-name="P43" svg:x1="1.506cm" svg:y1="2.207cm" svg:x2="11.759cm" svg:y2="2.207cm"><text:p/></draw:line><draw:line draw:style-name="gr4" draw:text-style-name="P43" svg:x1="1.506cm" svg:y1="2.759cm" svg:x2="11.759cm" svg:y2="2.759cm"><text:p/></draw:line><draw:line draw:style-name="gr4" draw:text-style-name="P43" svg:x1="1.506cm" svg:y1="3.313cm" svg:x2="11.759cm" svg:y2="3.313cm"><text:p/></draw:line><draw:line draw:style-name="gr4" draw:text-style-name="P43" svg:x1="1.506cm" svg:y1="3.865cm" svg:x2="11.759cm" svg:y2="3.865cm"><text:p/></draw:line><draw:line draw:style-name="gr4" draw:text-style-name="P43" svg:x1="1.506cm" svg:y1="4.417cm" svg:x2="11.759cm" svg:y2="4.417cm"><text:p/></draw:line><draw:line draw:style-name="gr4" draw:text-style-name="P43" svg:x1="1.506cm" svg:y1="4.949cm" svg:x2="11.759cm" svg:y2="4.949cm"><text:p/></draw:line><draw:line draw:style-name="gr4" draw:text-style-name="P43" svg:x1="1.506cm" svg:y1="5.502cm" svg:x2="11.759cm" svg:y2="5.502cm"><text:p/></draw:line><draw:line draw:style-name="gr4" draw:text-style-name="P43" svg:x1="1.506cm" svg:y1="6.054cm" svg:x2="11.759cm" svg:y2="6.054cm"><text:p/></draw:line><draw:line draw:style-name="gr4" draw:text-style-name="P43" svg:x1="1.506cm" svg:y1="6.608cm" svg:x2="11.759cm" svg:y2="6.608cm"><text:p/></draw:line><draw:line draw:style-name="gr4" draw:text-style-name="P43" svg:x1="1.506cm" svg:y1="7.139cm" svg:x2="11.759cm" svg:y2="7.139cm"><text:p/></draw:line><draw:line draw:style-name="gr4" draw:text-style-name="P43" svg:x1="1.506cm" svg:y1="7.691cm" svg:x2="11.759cm" svg:y2="7.691cm"><text:p/></draw:line><draw:line draw:style-name="gr4" draw:text-style-name="P43" svg:x1="1.506cm" svg:y1="8.243cm" svg:x2="11.759cm" svg:y2="8.243cm"><text:p/></draw:line><draw:line draw:style-name="gr4" draw:text-style-name="P43" svg:x1="1.506cm" svg:y1="8.797cm" svg:x2="11.759cm" svg:y2="8.797cm"><text:p/></draw:line><draw:line draw:style-name="gr4" draw:text-style-name="P43" svg:x1="1.506cm" svg:y1="9.348cm" svg:x2="11.759cm" svg:y2="9.348cm"><text:p/></draw:line><draw:line draw:style-name="gr4" draw:text-style-name="P43" svg:x1="1.506cm" svg:y1="9.882cm" svg:x2="11.759cm" svg:y2="9.882cm"><text:p/></draw:line><draw:line draw:style-name="gr4" draw:text-style-name="P43" svg:x1="1.506cm" svg:y1="10.432cm" svg:x2="11.759cm" svg:y2="10.432cm"><text:p/></draw:line><draw:line draw:style-name="gr4" draw:text-style-name="P43" svg:x1="1.506cm" svg:y1="10.986cm" svg:x2="11.759cm" svg:y2="10.986cm"><text:p/></draw:line><draw:line draw:style-name="gr4" draw:text-style-name="P43" svg:x1="1.506cm" svg:y1="11.538cm" svg:x2="11.759cm" svg:y2="11.538cm"><text:p/></draw:line></draw:g><draw:line draw:style-name="gr5" draw:text-style-name="P43" svg:x1="1.501cm" svg:y1="0.461cm" svg:x2="1.501cm" svg:y2="12.075cm"><text:p/></draw:line><draw:line draw:style-name="gr6" draw:text-style-name="P43" svg:x1="1.524cm" svg:y1="12.071cm" svg:x2="12.049cm" svg:y2="12.071cm"><text:p/></draw:line><draw:line draw:style-name="gr7" draw:text-style-name="P43" svg:x1="1.501cm" svg:y1="12.071cm" svg:x2="1.501cm" svg:y2="12.125cm"><text:p/></draw:line><draw:path draw:style-name="gr8" draw:text-style-name="P42" svg:width="0.098cm" svg:height="0.156cm" svg:x="2.56cm" svg:y="12.195cm" svg:viewBox="0 0 99 157" svg:d="M5 0h83v17h-62v38c2-1 5-1 9-2 2 0 5 0 9 0 17 0 31 4 41 14 10 8 14 21 14 37 0 19-4 31-15 39-10 10-25 14-44 14-5 0-13 0-21-1-5-1-13-3-19-5v-21c5 3 13 7 18 8 8 1 14 3 22 3 13 0 21-4 28-11 7-5 12-14 12-26 0-11-5-19-12-25-7-7-15-9-28-9-5 0-12 1-17 1-6 1-11 4-18 6z"><text:p/></draw:path><draw:path draw:style-name="gr9" draw:text-style-name="P44" svg:width="0.098cm" svg:height="0.156cm" svg:x="2.56cm" svg:y="12.195cm" svg:viewBox="0 0 99 157" svg:d="M5 0h83v17h-62v38c2-1 5-1 9-2h9c17 0 31 4 41 14 10 8 14 21 14 37 0 19-4 31-15 39-10 10-25 14-44 14-5 0-13 0-21-1-5-1-13-3-19-5v-21c5 3 13 7 18 8 8 1 14 3 22 3 13 0 21-4 28-11 7-5 12-14 12-26 0-11-5-19-12-25-7-7-15-9-28-9-5 0-12 1-17 1-6 1-11 4-18 6z"><text:p/></draw:path><draw:path draw:style-name="gr10" draw:text-style-name="P42" svg:width="0.098cm" svg:height="0.156cm" svg:x="2.56cm" svg:y="12.195cm" svg:viewBox="0 0 99 157" svg:d="M5 0h83v17h-62v38c2-1 5-1 9-2 2 0 5 0 9 0 17 0 31 4 41 14 10 8 14 21 14 37 0 19-4 31-15 39-10 10-25 14-44 14-5 0-13 0-21-1-5-1-13-3-19-5v-21c5 3 13 7 18 8 8 1 14 3 22 3 13 0 21-4 28-11 7-5 12-14 12-26 0-11-5-19-12-25-7-7-15-9-28-9-5 0-12 1-17 1-6 1-11 4-18 6z"><text:p/></draw:path><draw:line draw:style-name="gr7" draw:text-style-name="P43" svg:x1="2.587cm" svg:y1="12.071cm" svg:x2="2.587cm" svg:y2="12.125cm"><text:p/></draw:line><draw:polygon draw:style-name="gr8" draw:text-style-name="P42" svg:width="0.092cm" svg:height="0.154cm" svg:x="3.616cm" svg:y="12.195cm" svg:viewBox="0 0 93 155" draw:points="4,138 37,138 37,18 0,26 0,6 37,0 59,0 59,138 93,138 93,155 4,155"><text:p/></draw:polygon><draw:path draw:style-name="gr8" draw:text-style-name="P42" svg:width="0.106cm" svg:height="0.16cm" svg:x="3.744cm" svg:y="12.189cm" svg:viewBox="0 0 107 161" svg:d="M54 17c-11 0-20 5-26 17-3 10-7 25-7 46 0 22 4 39 7 49 6 12 15 15 26 15 10 0 18-3 25-15 5-10 7-27 7-49 0-21-2-36-7-46-7-12-15-17-25-17zM54 0c17 0 30 8 40 21 8 14 13 34 13 59 0 27-5 48-13 62-10 13-23 19-40 19-18 0-32-6-40-19-10-14-14-35-14-62 0-25 4-45 14-59 8-13 22-21 40-21z"><text:p/></draw:path><draw:polygon draw:style-name="gr9" draw:text-style-name="P44" svg:width="0.092cm" svg:height="0.154cm" svg:x="3.616cm" svg:y="12.195cm" svg:viewBox="0 0 93 155" draw:points="4,138 37,138 37,18 0,26 0,6 37,0 59,0 59,138 93,138 93,155 4,155"><text:p/></draw:polygon><draw:path draw:style-name="gr9" draw:text-style-name="P44" svg:width="0.065cm" svg:height="0.127cm" svg:x="3.764cm" svg:y="12.205cm" svg:viewBox="0 0 66 128" svg:d="M34 0c-12 0-21 5-26 17-4 10-8 26-8 46 0 22 4 39 8 49 5 12 14 16 26 16 10 0 18-4 24-16 5-10 8-27 8-49 0-20-3-36-8-46-6-12-14-17-24-17z"><text:p/></draw:path><draw:path draw:style-name="gr9" draw:text-style-name="P44" svg:width="0.106cm" svg:height="0.16cm" svg:x="3.744cm" svg:y="12.189cm" svg:viewBox="0 0 107 161" svg:d="M54 0c17 0 30 8 40 21 8 14 13 34 13 59 0 27-5 48-13 62-10 13-23 19-40 19-18 0-32-6-40-19-10-14-14-35-14-62 0-25 4-45 14-59 8-13 22-21 40-21z"><text:p/></draw:path><draw:polygon draw:style-name="gr10" draw:text-style-name="P42" svg:width="0.092cm" svg:height="0.154cm" svg:x="3.616cm" svg:y="12.195cm" svg:viewBox="0 0 93 155" draw:points="4,138 37,138 37,18 0,26 0,6 37,0 59,0 59,138 93,138 93,155 4,155"><text:p/></draw:polygon><draw:path draw:style-name="gr10" draw:text-style-name="P42" svg:width="0.106cm" svg:height="0.16cm" svg:x="3.744cm" svg:y="12.189cm" svg:viewBox="0 0 107 161" svg:d="M54 17c-11 0-20 5-26 17-3 10-7 25-7 46 0 22 4 39 7 49 6 12 15 15 26 15 10 0 18-3 25-15 5-10 7-27 7-49 0-21-2-36-7-46-7-12-15-17-25-17zM54 0c17 0 30 8 40 21 8 14 13 34 13 59 0 27-5 48-13 62-10 13-23 19-40 19-18 0-32-6-40-19-10-14-14-35-14-62 0-25 4-45 14-59 8-13 22-21 40-21z"><text:p/></draw:path><draw:line draw:style-name="gr7" draw:text-style-name="P43" svg:x1="3.691cm" svg:y1="12.071cm" svg:x2="3.691cm" svg:y2="12.125cm"><text:p/></draw:line><draw:polygon draw:style-name="gr8" draw:text-style-name="P42" svg:width="0.093cm" svg:height="0.154cm" svg:x="4.702cm" svg:y="12.195cm" svg:viewBox="0 0 94 155" draw:points="5,138 39,138 39,18 0,26 0,6 39,0 59,0 59,138 94,138 94,155 5,155"><text:p/></draw:polygon><draw:path draw:style-name="gr8" draw:text-style-name="P42" svg:width="0.1cm" svg:height="0.156cm" svg:x="4.832cm" svg:y="12.195cm" svg:viewBox="0 0 101 157" svg:d="M6 0h84v17h-64v38c2-1 6-1 10-2 3 0 5 0 8 0 18 0 32 4 41 14 10 8 16 21 16 37 0 19-6 31-16 39-9 10-24 14-44 14-7 0-13 0-20-1s-15-3-21-5v-21c5 3 13 7 19 8 7 1 13 3 22 3 12 0 22-4 29-11 7-5 10-14 10-26 0-11-3-19-10-25-7-7-17-9-29-9-5 0-11 1-16 1-7 1-12 4-19 6z"><text:p/></draw:path><draw:polygon draw:style-name="gr9" draw:text-style-name="P44" svg:width="0.093cm" svg:height="0.154cm" svg:x="4.702cm" svg:y="12.195cm" svg:viewBox="0 0 94 155" draw:points="5,138 39,138 39,18 0,26 0,6 39,0 59,0 59,138 94,138 94,155 5,155"><text:p/></draw:polygon><draw:path draw:style-name="gr9" draw:text-style-name="P44" svg:width="0.1cm" svg:height="0.156cm" svg:x="4.832cm" svg:y="12.195cm" svg:viewBox="0 0 101 157" svg:d="M6 0h84v17h-64v38c2-1 6-1 10-2h8c18 0 32 4 41 14 10 8 16 21 16 37 0 19-6 31-16 39-9 10-24 14-44 14-7 0-13 0-20-1s-15-3-21-5v-21c5 3 13 7 19 8 7 1 13 3 22 3 12 0 22-4 29-11 7-5 10-14 10-26 0-11-3-19-10-25-7-7-17-9-29-9-5 0-11 1-16 1-7 1-12 4-19 6z"><text:p/></draw:path><draw:polygon draw:style-name="gr10" draw:text-style-name="P42" svg:width="0.093cm" svg:height="0.154cm" svg:x="4.702cm" svg:y="12.195cm" svg:viewBox="0 0 94 155" draw:points="5,138 39,138 39,18 0,26 0,6 39,0 59,0 59,138 94,138 94,155 5,155"><text:p/></draw:polygon><draw:path draw:style-name="gr10" draw:text-style-name="P42" svg:width="0.1cm" svg:height="0.156cm" svg:x="4.832cm" svg:y="12.195cm" svg:viewBox="0 0 101 157" svg:d="M6 0h84v17h-64v38c2-1 6-1 10-2 3 0 5 0 8 0 18 0 32 4 41 14 10 8 16 21 16 37 0 19-6 31-16 39-9 10-24 14-44 14-7 0-13 0-20-1s-15-3-21-5v-21c5 3 13 7 19 8 7 1 13 3 22 3 12 0 22-4 29-11 7-5 10-14 10-26 0-11-3-19-10-25-7-7-17-9-29-9-5 0-11 1-16 1-7 1-12 4-19 6z"><text:p/></draw:path><draw:line draw:style-name="gr7" draw:text-style-name="P43" svg:x1="4.778cm" svg:y1="12.071cm" svg:x2="4.778cm" svg:y2="12.125cm"><text:p/></draw:line><draw:path draw:style-name="gr8" draw:text-style-name="P42" svg:width="0.098cm" svg:height="0.158cm" svg:x="5.781cm" svg:y="12.189cm" svg:viewBox="0 0 99 159" svg:d="M25 142h74v17h-99v-17c8-9 19-21 32-35 14-14 23-23 27-27 7-6 12-14 15-18 3-5 3-12 3-16 0-9-3-15-9-20s-13-8-23-8c-5 0-13 1-20 4-7 1-16 5-24 10v-22c8-2 17-5 24-6 7-4 15-4 20-4 16 0 29 5 39 12 10 9 14 19 14 33 0 5-1 13-3 18s-7 12-12 20c-3 1-7 7-17 16-11 11-23 24-41 43z"><text:p/></draw:path><draw:path draw:style-name="gr8" draw:text-style-name="P42" svg:width="0.106cm" svg:height="0.16cm" svg:x="5.915cm" svg:y="12.189cm" svg:viewBox="0 0 107 161" svg:d="M55 17c-11 0-20 5-25 17-5 10-8 25-8 46 0 22 3 39 8 49 5 12 14 15 25 15s19-3 25-15c5-10 8-27 8-49 0-21-3-36-8-46-6-12-14-17-25-17zM55 0c17 0 30 8 40 21 8 14 12 34 12 59 0 27-4 48-12 62-10 13-23 19-40 19-19 0-32-6-40-19-10-14-15-35-15-62 0-25 5-45 15-59 8-13 21-21 40-21z"><text:p/></draw:path><draw:path draw:style-name="gr9" draw:text-style-name="P44" svg:width="0.098cm" svg:height="0.158cm" svg:x="5.781cm" svg:y="12.189cm" svg:viewBox="0 0 99 159" svg:d="M25 142h74v17h-99v-17c8-9 19-21 32-35l27-27c7-6 12-14 15-18 3-5 3-12 3-16 0-9-3-15-9-20s-13-8-23-8c-5 0-13 1-20 4-7 1-16 5-24 10v-22c8-2 17-5 24-6 7-4 15-4 20-4 16 0 29 5 39 12 10 9 14 19 14 33 0 5-1 13-3 18s-7 12-12 20c-3 1-7 7-17 16-11 11-23 24-41 43z"><text:p/></draw:path><draw:path draw:style-name="gr9" draw:text-style-name="P44" svg:width="0.065cm" svg:height="0.127cm" svg:x="5.937cm" svg:y="12.205cm" svg:viewBox="0 0 66 128" svg:d="M34 0c-12 0-21 5-26 17-5 10-8 26-8 46 0 22 3 39 8 49 5 12 14 16 26 16 10 0 18-4 24-16 5-10 8-27 8-49 0-20-3-36-8-46-6-12-14-17-24-17z"><text:p/></draw:path><draw:path draw:style-name="gr9" draw:text-style-name="P44" svg:width="0.106cm" svg:height="0.16cm" svg:x="5.915cm" svg:y="12.189cm" svg:viewBox="0 0 107 161" svg:d="M55 0c17 0 30 8 40 21 8 14 12 34 12 59 0 27-4 48-12 62-10 13-23 19-40 19-19 0-32-6-40-19-10-14-15-35-15-62 0-25 5-45 15-59 8-13 21-21 40-21z"><text:p/></draw:path><draw:path draw:style-name="gr10" draw:text-style-name="P42" svg:width="0.098cm" svg:height="0.158cm" svg:x="5.781cm" svg:y="12.189cm" svg:viewBox="0 0 99 159" svg:d="M25 142h74v17h-99v-17c8-9 19-21 32-35 14-14 23-23 27-27 7-6 12-14 15-18 3-5 3-12 3-16 0-9-3-15-9-20s-13-8-23-8c-5 0-13 1-20 4-7 1-16 5-24 10v-22c8-2 17-5 24-6 7-4 15-4 20-4 16 0 29 5 39 12 10 9 14 19 14 33 0 5-1 13-3 18s-7 12-12 20c-3 1-7 7-17 16-11 11-23 24-41 43z"><text:p/></draw:path><draw:path draw:style-name="gr10" draw:text-style-name="P42" svg:width="0.106cm" svg:height="0.16cm" svg:x="5.915cm" svg:y="12.189cm" svg:viewBox="0 0 107 161" svg:d="M55 17c-11 0-20 5-25 17-5 10-8 25-8 46 0 22 3 39 8 49 5 12 14 15 25 15s19-3 25-15c5-10 8-27 8-49 0-21-3-36-8-46-6-12-14-17-25-17zM55 0c17 0 30 8 40 21 8 14 12 34 12 59 0 27-4 48-12 62-10 13-23 19-40 19-19 0-32-6-40-19-10-14-15-35-15-62 0-25 5-45 15-59 8-13 21-21 40-21z"><text:p/></draw:path><draw:line draw:style-name="gr7" draw:text-style-name="P43" svg:x1="5.864cm" svg:y1="12.071cm" svg:x2="5.864cm" svg:y2="12.125cm"><text:p/></draw:line><draw:path draw:style-name="gr8" draw:text-style-name="P42" svg:width="0.098cm" svg:height="0.158cm" svg:x="6.885cm" svg:y="12.189cm" svg:viewBox="0 0 99 159" svg:d="M26 142h73v17h-99v-17c8-9 19-21 32-35 16-14 23-23 29-27 5-6 10-14 14-18 2-5 2-12 2-16 0-9-2-15-9-20-5-5-13-8-23-8-5 0-13 1-19 4-8 1-16 5-25 10v-22c9-2 17-5 25-6 6-4 14-4 19-4 17 0 30 5 39 12 10 9 14 19 14 33 0 5-1 13-3 18s-7 12-12 20c-3 1-7 7-17 16-11 11-23 24-40 43z"><text:p/></draw:path><draw:path draw:style-name="gr8" draw:text-style-name="P42" svg:width="0.098cm" svg:height="0.156cm" svg:x="7.023cm" svg:y="12.195cm" svg:viewBox="0 0 99 157" svg:d="M6 0h82v17h-62v38c2-1 6-1 9-2 2 0 5 0 10 0 17 0 31 4 40 14 10 8 14 21 14 37 0 19-4 31-15 39-9 10-23 14-44 14-5 0-13 0-19-1-7-1-13-3-21-5v-21c6 3 13 7 19 8 7 1 15 3 21 3 13 0 22-4 28-11 8-5 12-14 12-26 0-11-4-19-12-25-6-7-15-9-28-9-5 0-12 1-17 1-6 1-11 4-17 6z"><text:p/></draw:path><draw:path draw:style-name="gr9" draw:text-style-name="P44" svg:width="0.098cm" svg:height="0.158cm" svg:x="6.885cm" svg:y="12.189cm" svg:viewBox="0 0 99 159" svg:d="M26 142h73v17h-99v-17c8-9 19-21 32-35 16-14 23-23 29-27 5-6 10-14 14-18 2-5 2-12 2-16 0-9-2-15-9-20-5-5-13-8-23-8-5 0-13 1-19 4-8 1-16 5-25 10v-22c9-2 17-5 25-6 6-4 14-4 19-4 17 0 30 5 39 12 10 9 14 19 14 33 0 5-1 13-3 18s-7 12-12 20c-3 1-7 7-17 16-11 11-23 24-40 43z"><text:p/></draw:path><draw:path draw:style-name="gr9" draw:text-style-name="P44" svg:width="0.098cm" svg:height="0.156cm" svg:x="7.023cm" svg:y="12.195cm" svg:viewBox="0 0 99 157" svg:d="M6 0h82v17h-62v38c2-1 6-1 9-2h10c17 0 31 4 40 14 10 8 14 21 14 37 0 19-4 31-15 39-9 10-23 14-44 14-5 0-13 0-19-1-7-1-13-3-21-5v-21c6 3 13 7 19 8 7 1 15 3 21 3 13 0 22-4 28-11 8-5 12-14 12-26 0-11-4-19-12-25-6-7-15-9-28-9-5 0-12 1-17 1-6 1-11 4-17 6z"><text:p/></draw:path><draw:path draw:style-name="gr10" draw:text-style-name="P42" svg:width="0.098cm" svg:height="0.158cm" svg:x="6.885cm" svg:y="12.189cm" svg:viewBox="0 0 99 159" svg:d="M26 142h73v17h-99v-17c8-9 19-21 32-35 16-14 23-23 29-27 5-6 10-14 14-18 2-5 2-12 2-16 0-9-2-15-9-20-5-5-13-8-23-8-5 0-13 1-19 4-8 1-16 5-25 10v-22c9-2 17-5 25-6 6-4 14-4 19-4 17 0 30 5 39 12 10 9 14 19 14 33 0 5-1 13-3 18s-7 12-12 20c-3 1-7 7-17 16-11 11-23 24-40 43z"><text:p/></draw:path><draw:path draw:style-name="gr10" draw:text-style-name="P42" svg:width="0.098cm" svg:height="0.156cm" svg:x="7.023cm" svg:y="12.195cm" svg:viewBox="0 0 99 157" svg:d="M6 0h82v17h-62v38c2-1 6-1 9-2 2 0 5 0 10 0 17 0 31 4 40 14 10 8 14 21 14 37 0 19-4 31-15 39-9 10-23 14-44 14-5 0-13 0-19-1-7-1-13-3-21-5v-21c6 3 13 7 19 8 7 1 15 3 21 3 13 0 22-4 28-11 8-5 12-14 12-26 0-11-4-19-12-25-6-7-15-9-28-9-5 0-12 1-17 1-6 1-11 4-17 6z"><text:p/></draw:path><draw:line draw:style-name="gr7" draw:text-style-name="P43" svg:x1="6.967cm" svg:y1="12.071cm" svg:x2="6.967cm" svg:y2="12.125cm"><text:p/></draw:line><draw:path draw:style-name="gr8" draw:text-style-name="P42" svg:width="0.101cm" svg:height="0.16cm" svg:x="7.972cm" svg:y="12.189cm" svg:viewBox="0 0 102 161" svg:d="M71 75c10 2 17 6 23 13 5 6 8 15 8 24 0 17-4 29-16 36-9 9-24 13-43 13-7 0-15 0-22-1-6-1-13-3-21-5v-22c6 4 13 8 19 9 8 1 16 2 22 2 13 0 25-2 30-9 8-3 12-12 12-23 0-8-4-15-11-20-6-6-15-8-27-8h-18v-18h21c9 0 16-2 22-5 6-4 9-11 9-17 0-9-3-14-9-19-6-4-15-7-25-7-5 0-10 1-18 1-8 2-14 4-22 7v-20c8-1 16-2 22-5 8-1 14-1 21-1 16 0 29 4 37 10 10 8 14 17 14 31 0 8-2 16-6 21-7 6-13 10-22 13z"><text:p/></draw:path><draw:path draw:style-name="gr8" draw:text-style-name="P42" svg:width="0.107cm" svg:height="0.16cm" svg:x="8.106cm" svg:y="12.189cm" svg:viewBox="0 0 108 161" svg:d="M54 17c-10 0-18 5-24 17-5 10-9 25-9 46 0 22 4 39 9 49 6 12 14 15 24 15 12 0 20-3 23-15 7-10 9-27 9-49 0-21-2-36-9-46-3-12-11-17-23-17zM54 0c17 0 31 8 40 21 9 14 14 34 14 59 0 27-5 48-14 62-9 13-23 19-40 19s-29-6-40-19c-9-14-14-35-14-62 0-25 5-45 14-59 11-13 23-21 40-21z"><text:p/></draw:path><draw:path draw:style-name="gr9" draw:text-style-name="P44" svg:width="0.101cm" svg:height="0.16cm" svg:x="7.972cm" svg:y="12.189cm" svg:viewBox="0 0 102 161" svg:d="M71 75c10 2 17 6 23 13 5 6 8 15 8 24 0 17-4 29-16 36-9 9-24 13-43 13-7 0-15 0-22-1-6-1-13-3-21-5v-22c6 4 13 8 19 9 8 1 16 2 22 2 13 0 25-2 30-9 8-3 12-12 12-23 0-8-4-15-11-20-6-6-15-8-27-8h-18v-18h21c9 0 16-2 22-5 6-4 9-11 9-17 0-9-3-14-9-19-6-4-15-7-25-7-5 0-10 1-18 1-8 2-14 4-22 7v-20c8-1 16-2 22-5 8-1 14-1 21-1 16 0 29 4 37 10 10 8 14 17 14 31 0 8-2 16-6 21-7 6-13 10-22 13z"><text:p/></draw:path><draw:path draw:style-name="gr9" draw:text-style-name="P44" svg:width="0.065cm" svg:height="0.127cm" svg:x="8.127cm" svg:y="12.205cm" svg:viewBox="0 0 66 128" svg:d="M34 0c-11 0-19 5-25 17-5 10-9 26-9 46 0 22 4 39 9 49 6 12 14 16 25 16s19-4 23-16c6-10 9-27 9-49 0-20-3-36-9-46-4-12-12-17-23-17z"><text:p/></draw:path><draw:path draw:style-name="gr9" draw:text-style-name="P44" svg:width="0.107cm" svg:height="0.16cm" svg:x="8.106cm" svg:y="12.189cm" svg:viewBox="0 0 108 161" svg:d="M54 0c17 0 31 8 40 21 9 14 14 34 14 59 0 27-5 48-14 62-9 13-23 19-40 19s-29-6-40-19c-9-14-14-35-14-62 0-25 5-45 14-59 11-13 23-21 40-21z"><text:p/></draw:path><draw:path draw:style-name="gr10" draw:text-style-name="P42" svg:width="0.101cm" svg:height="0.16cm" svg:x="7.972cm" svg:y="12.189cm" svg:viewBox="0 0 102 161" svg:d="M71 75c10 2 17 6 23 13 5 6 8 15 8 24 0 17-4 29-16 36-9 9-24 13-43 13-7 0-15 0-22-1-6-1-13-3-21-5v-22c6 4 13 8 19 9 8 1 16 2 22 2 13 0 25-2 30-9 8-3 12-12 12-23 0-8-4-15-11-20-6-6-15-8-27-8h-18v-18h21c9 0 16-2 22-5 6-4 9-11 9-17 0-9-3-14-9-19-6-4-15-7-25-7-5 0-10 1-18 1-8 2-14 4-22 7v-20c8-1 16-2 22-5 8-1 14-1 21-1 16 0 29 4 37 10 10 8 14 17 14 31 0 8-2 16-6 21-7 6-13 10-22 13z"><text:p/></draw:path><draw:path draw:style-name="gr10" draw:text-style-name="P42" svg:width="0.107cm" svg:height="0.16cm" svg:x="8.106cm" svg:y="12.189cm" svg:viewBox="0 0 108 161" svg:d="M54 17c-10 0-18 5-24 17-5 10-9 25-9 46 0 22 4 39 9 49 6 12 14 15 24 15 12 0 20-3 23-15 7-10 9-27 9-49 0-21-2-36-9-46-3-12-11-17-23-17zM54 0c17 0 31 8 40 21 9 14 14 34 14 59 0 27-5 48-14 62-9 13-23 19-40 19s-29-6-40-19c-9-14-14-35-14-62 0-25 5-45 14-59 11-13 23-21 40-21z"><text:p/></draw:path><draw:line draw:style-name="gr7" draw:text-style-name="P43" svg:x1="8.055cm" svg:y1="12.071cm" svg:x2="8.055cm" svg:y2="12.125cm"><text:p/></draw:line><draw:path draw:style-name="gr8" draw:text-style-name="P42" svg:width="0.101cm" svg:height="0.16cm" svg:x="9.076cm" svg:y="12.189cm" svg:viewBox="0 0 102 161" svg:d="M71 75c10 2 17 6 23 13 5 6 8 15 8 24 0 17-4 29-16 36-9 9-24 13-42 13-8 0-16 0-22-1-7-1-13-3-22-5v-22c8 4 13 8 21 9 6 1 14 2 20 2 13 0 25-2 30-9 8-3 12-12 12-23 0-8-4-15-11-20-6-6-15-8-26-8h-19v-18h21c9 0 16-2 22-5 6-4 9-11 9-17 0-9-3-14-9-19-6-4-15-7-24-7-6 0-11 1-19 1-6 2-14 4-21 7v-20c7-1 16-2 21-5 8-1 14-1 21-1 16 0 29 4 37 10 10 8 14 17 14 31 0 8-2 16-6 21-7 6-13 10-22 13z"><text:p/></draw:path><draw:path draw:style-name="gr8" draw:text-style-name="P42" svg:width="0.101cm" svg:height="0.156cm" svg:x="9.213cm" svg:y="12.195cm" svg:viewBox="0 0 102 157" svg:d="M8 0h82v17h-64v38c4-1 8-1 10-2 3 0 5 0 9 0 17 0 31 4 40 14 10 8 17 21 17 37 0 19-7 31-17 39-9 10-24 14-44 14-6 0-11 0-19-1s-14-3-22-5v-21c6 3 13 7 21 8 5 1 13 3 20 3 12 0 22-4 29-11 7-5 10-14 10-26 0-11-3-19-10-25-7-7-17-9-29-9-5 0-10 1-16 1-6 1-12 4-17 6z"><text:p/></draw:path><draw:path draw:style-name="gr9" draw:text-style-name="P44" svg:width="0.101cm" svg:height="0.16cm" svg:x="9.076cm" svg:y="12.189cm" svg:viewBox="0 0 102 161" svg:d="M71 75c10 2 17 6 23 13 5 6 8 15 8 24 0 17-4 29-16 36-9 9-24 13-42 13-8 0-16 0-22-1-7-1-13-3-22-5v-22c8 4 13 8 21 9 6 1 14 2 20 2 13 0 25-2 30-9 8-3 12-12 12-23 0-8-4-15-11-20-6-6-15-8-26-8h-19v-18h21c9 0 16-2 22-5 6-4 9-11 9-17 0-9-3-14-9-19-6-4-15-7-24-7-6 0-11 1-19 1-6 2-14 4-21 7v-20c7-1 16-2 21-5 8-1 14-1 21-1 16 0 29 4 37 10 10 8 14 17 14 31 0 8-2 16-6 21-7 6-13 10-22 13z"><text:p/></draw:path><draw:path draw:style-name="gr9" draw:text-style-name="P44" svg:width="0.101cm" svg:height="0.156cm" svg:x="9.213cm" svg:y="12.195cm" svg:viewBox="0 0 102 157" svg:d="M8 0h82v17h-64v38c4-1 8-1 10-2h9c17 0 31 4 40 14 10 8 17 21 17 37 0 19-7 31-17 39-9 10-24 14-44 14-6 0-11 0-19-1s-14-3-22-5v-21c6 3 13 7 21 8 5 1 13 3 20 3 12 0 22-4 29-11 7-5 10-14 10-26 0-11-3-19-10-25-7-7-17-9-29-9-5 0-10 1-16 1-6 1-12 4-17 6z"><text:p/></draw:path><draw:path draw:style-name="gr10" draw:text-style-name="P42" svg:width="0.101cm" svg:height="0.16cm" svg:x="9.076cm" svg:y="12.189cm" svg:viewBox="0 0 102 161" svg:d="M71 75c10 2 17 6 23 13 5 6 8 15 8 24 0 17-4 29-16 36-9 9-24 13-42 13-8 0-16 0-22-1-7-1-13-3-22-5v-22c8 4 13 8 21 9 6 1 14 2 20 2 13 0 25-2 30-9 8-3 12-12 12-23 0-8-4-15-11-20-6-6-15-8-26-8h-19v-18h21c9 0 16-2 22-5 6-4 9-11 9-17 0-9-3-14-9-19-6-4-15-7-24-7-6 0-11 1-19 1-6 2-14 4-21 7v-20c7-1 16-2 21-5 8-1 14-1 21-1 16 0 29 4 37 10 10 8 14 17 14 31 0 8-2 16-6 21-7 6-13 10-22 13z"><text:p/></draw:path><draw:path draw:style-name="gr10" draw:text-style-name="P42" svg:width="0.101cm" svg:height="0.156cm" svg:x="9.213cm" svg:y="12.195cm" svg:viewBox="0 0 102 157" svg:d="M8 0h82v17h-64v38c4-1 8-1 10-2 3 0 5 0 9 0 17 0 31 4 40 14 10 8 17 21 17 37 0 19-7 31-17 39-9 10-24 14-44 14-6 0-11 0-19-1s-14-3-22-5v-21c6 3 13 7 21 8 5 1 13 3 20 3 12 0 22-4 29-11 7-5 10-14 10-26 0-11-3-19-10-25-7-7-17-9-29-9-5 0-10 1-16 1-6 1-12 4-17 6z"><text:p/></draw:path><draw:line draw:style-name="gr7" draw:text-style-name="P43" svg:x1="9.158cm" svg:y1="12.071cm" svg:x2="9.158cm" svg:y2="12.125cm"><text:p/></draw:line><draw:path draw:style-name="gr8" draw:text-style-name="P42" svg:width="0.112cm" svg:height="0.154cm" svg:x="10.157cm" svg:y="12.195cm" svg:viewBox="0 0 113 155" svg:d="M70 18l-53 83h53zM63 0h27v101h23v16h-23v38h-20v-38h-70v-19z"><text:p/></draw:path><draw:path draw:style-name="gr8" draw:text-style-name="P42" svg:width="0.106cm" svg:height="0.16cm" svg:x="10.296cm" svg:y="12.189cm" svg:viewBox="0 0 107 161" svg:d="M54 17c-11 0-19 5-26 17-3 10-6 25-6 46 0 22 3 39 6 49 7 12 15 15 26 15 10 0 18-3 23-15 7-10 9-27 9-49 0-21-2-36-9-46-5-12-13-17-23-17zM54 0c17 0 30 8 40 21 8 14 13 34 13 59 0 27-5 48-13 62-10 13-23 19-40 19-18 0-31-6-40-19-10-14-14-35-14-62 0-25 4-45 14-59 9-13 22-21 40-21z"><text:p/></draw:path><draw:polygon draw:style-name="gr9" draw:text-style-name="P44" svg:width="0.052cm" svg:height="0.082cm" svg:x="10.173cm" svg:y="12.211cm" svg:viewBox="0 0 53 83" draw:points="53,0 0,83 53,83"><text:p/></draw:polygon><draw:polygon draw:style-name="gr9" draw:text-style-name="P44" svg:width="0.112cm" svg:height="0.154cm" svg:x="10.157cm" svg:y="12.195cm" svg:viewBox="0 0 113 155" draw:points="63,0 90,0 90,101 113,101 113,117 90,117 90,155 70,155 70,117 0,117 0,98"><text:p/></draw:polygon><draw:path draw:style-name="gr9" draw:text-style-name="P44" svg:width="0.063cm" svg:height="0.127cm" svg:x="10.318cm" svg:y="12.205cm" svg:viewBox="0 0 64 128" svg:d="M32 0c-11 0-19 5-26 17-3 10-6 26-6 46 0 22 3 39 6 49 7 12 15 16 26 16s18-4 23-16c7-10 9-27 9-49 0-20-2-36-9-46-5-12-12-17-23-17z"><text:p/></draw:path><draw:path draw:style-name="gr9" draw:text-style-name="P44" svg:width="0.106cm" svg:height="0.16cm" svg:x="10.296cm" svg:y="12.189cm" svg:viewBox="0 0 107 161" svg:d="M54 0c17 0 30 8 40 21 8 14 13 34 13 59 0 27-5 48-13 62-10 13-23 19-40 19-18 0-31-6-40-19-10-14-14-35-14-62 0-25 4-45 14-59 9-13 22-21 40-21z"><text:p/></draw:path><draw:path draw:style-name="gr10" draw:text-style-name="P42" svg:width="0.112cm" svg:height="0.154cm" svg:x="10.157cm" svg:y="12.195cm" svg:viewBox="0 0 113 155" svg:d="M70 18l-53 83h53zM63 0h27v101h23v16h-23v38h-20v-38h-70v-19z"><text:p/></draw:path><draw:path draw:style-name="gr10" draw:text-style-name="P42" svg:width="0.106cm" svg:height="0.16cm" svg:x="10.296cm" svg:y="12.189cm" svg:viewBox="0 0 107 161" svg:d="M54 17c-11 0-19 5-26 17-3 10-6 25-6 46 0 22 3 39 6 49 7 12 15 15 26 15 10 0 18-3 23-15 7-10 9-27 9-49 0-21-2-36-9-46-5-12-13-17-23-17zM54 0c17 0 30 8 40 21 8 14 13 34 13 59 0 27-5 48-13 62-10 13-23 19-40 19-18 0-31-6-40-19-10-14-14-35-14-62 0-25 4-45 14-59 9-13 22-21 40-21z"><text:p/></draw:path><draw:line draw:style-name="gr7" draw:text-style-name="P43" svg:x1="10.243cm" svg:y1="12.071cm" svg:x2="10.243cm" svg:y2="12.125cm"><text:p/></draw:line><draw:path draw:style-name="gr8" draw:text-style-name="P42" svg:width="0.114cm" svg:height="0.154cm" svg:x="11.241cm" svg:y="12.195cm" svg:viewBox="0 0 115 155" svg:d="M72 18l-54 83h54zM66 0h26v101h23v16h-23v38h-20v-38h-72v-19z"><text:p/></draw:path><draw:path draw:style-name="gr8" draw:text-style-name="P42" svg:width="0.1cm" svg:height="0.156cm" svg:x="11.384cm" svg:y="12.195cm" svg:viewBox="0 0 101 157" svg:d="M8 0h81v17h-63v38c2-1 8-1 10-2 3 0 5 0 8 0 17 0 31 4 41 14 10 8 16 21 16 37 0 19-6 31-16 39-10 10-26 14-44 14-6 0-13 0-19-1-8-1-14-3-22-5v-21c6 3 13 7 21 8 5 1 13 3 20 3 12 0 22-4 29-11 6-5 10-14 10-26 0-11-4-19-10-25-7-7-17-9-29-9-5 0-11 1-16 1-6 1-12 4-17 6z"><text:p/></draw:path><draw:polygon draw:style-name="gr9" draw:text-style-name="P44" svg:width="0.053cm" svg:height="0.082cm" svg:x="11.259cm" svg:y="12.211cm" svg:viewBox="0 0 54 83" draw:points="54,0 0,83 54,83"><text:p/></draw:polygon><draw:polygon draw:style-name="gr9" draw:text-style-name="P44" svg:width="0.114cm" svg:height="0.154cm" svg:x="11.241cm" svg:y="12.195cm" svg:viewBox="0 0 115 155" draw:points="66,0 92,0 92,101 115,101 115,117 92,117 92,155 72,155 72,117 0,117 0,98"><text:p/></draw:polygon><draw:path draw:style-name="gr9" draw:text-style-name="P44" svg:width="0.1cm" svg:height="0.156cm" svg:x="11.384cm" svg:y="12.195cm" svg:viewBox="0 0 101 157" svg:d="M8 0h81v17h-63v38c2-1 8-1 10-2h8c17 0 31 4 41 14 10 8 16 21 16 37 0 19-6 31-16 39-10 10-26 14-44 14-6 0-13 0-19-1-8-1-14-3-22-5v-21c6 3 13 7 21 8 5 1 13 3 20 3 12 0 22-4 29-11 6-5 10-14 10-26 0-11-4-19-10-25-7-7-17-9-29-9-5 0-11 1-16 1-6 1-12 4-17 6z"><text:p/></draw:path><draw:path draw:style-name="gr10" draw:text-style-name="P42" svg:width="0.114cm" svg:height="0.154cm" svg:x="11.241cm" svg:y="12.195cm" svg:viewBox="0 0 115 155" svg:d="M72 18l-54 83h54zM66 0h26v101h23v16h-23v38h-20v-38h-72v-19z"><text:p/></draw:path><draw:path draw:style-name="gr10" draw:text-style-name="P42" svg:width="0.1cm" svg:height="0.156cm" svg:x="11.384cm" svg:y="12.195cm" svg:viewBox="0 0 101 157" svg:d="M8 0h81v17h-63v38c2-1 8-1 10-2 3 0 5 0 8 0 17 0 31 4 41 14 10 8 16 21 16 37 0 19-6 31-16 39-10 10-26 14-44 14-6 0-13 0-19-1-8-1-14-3-22-5v-21c6 3 13 7 21 8 5 1 13 3 20 3 12 0 22-4 29-11 6-5 10-14 10-26 0-11-4-19-10-25-7-7-17-9-29-9-5 0-11 1-16 1-6 1-12 4-17 6z"><text:p/></draw:path><draw:line draw:style-name="gr7" draw:text-style-name="P43" svg:x1="11.33cm" svg:y1="12.071cm" svg:x2="11.33cm" svg:y2="12.125cm"><text:p/></draw:line><draw:line draw:style-name="gr7" draw:text-style-name="P43" svg:x1="1.447cm" svg:y1="10.986cm" svg:x2="1.501cm" svg:y2="10.986cm"><text:p/></draw:line><draw:line draw:style-name="gr7" draw:text-style-name="P43" svg:x1="1.447cm" svg:y1="9.882cm" svg:x2="1.501cm" svg:y2="9.882cm"><text:p/></draw:line><draw:line draw:style-name="gr7" draw:text-style-name="P43" svg:x1="1.447cm" svg:y1="8.797cm" svg:x2="1.501cm" svg:y2="8.797cm"><text:p/></draw:line><draw:line draw:style-name="gr7" draw:text-style-name="P43" svg:x1="1.447cm" svg:y1="7.691cm" svg:x2="1.501cm" svg:y2="7.691cm"><text:p/></draw:line><draw:line draw:style-name="gr7" draw:text-style-name="P43" svg:x1="1.447cm" svg:y1="6.608cm" svg:x2="1.501cm" svg:y2="6.608cm"><text:p/></draw:line><draw:line draw:style-name="gr7" draw:text-style-name="P43" svg:x1="1.447cm" svg:y1="5.502cm" svg:x2="1.501cm" svg:y2="5.502cm"><text:p/></draw:line><draw:line draw:style-name="gr7" draw:text-style-name="P43" svg:x1="1.447cm" svg:y1="4.417cm" svg:x2="1.501cm" svg:y2="4.417cm"><text:p/></draw:line><draw:line draw:style-name="gr7" draw:text-style-name="P43" svg:x1="1.447cm" svg:y1="3.313cm" svg:x2="1.501cm" svg:y2="3.313cm"><text:p/></draw:line><draw:line draw:style-name="gr7" draw:text-style-name="P43" svg:x1="1.447cm" svg:y1="2.207cm" svg:x2="1.501cm" svg:y2="2.207cm"><text:p/></draw:line><draw:line draw:style-name="gr7" draw:text-style-name="P43" svg:x1="1.447cm" svg:y1="1.124cm" svg:x2="1.501cm" svg:y2="1.124cm"><text:p/></draw:line><draw:path draw:style-name="gr8" draw:text-style-name="P42" svg:width="0.098cm" svg:height="0.158cm" svg:x="1.257cm" svg:y="10.909cm" svg:viewBox="0 0 99 159" svg:d="M26 142h73v17h-99v-17c9-9 21-21 34-35 12-14 21-23 25-27 7-8 12-14 15-18 2-7 2-12 2-17 0-8-2-15-8-19-6-5-13-8-23-8-5 0-11 1-19 4-7 1-16 5-25 10v-22c9-2 18-5 25-7 8-3 14-3 19-3 16 0 29 5 39 12 10 9 14 18 14 32 0 6-1 13-3 19-2 5-7 11-12 20-3 1-8 7-17 16-11 11-23 24-40 43z"><text:p/></draw:path><draw:path draw:style-name="gr9" draw:text-style-name="P44" svg:width="0.098cm" svg:height="0.158cm" svg:x="1.257cm" svg:y="10.909cm" svg:viewBox="0 0 99 159" svg:d="M26 142h73v17h-99v-17c9-9 21-21 34-35l25-27c7-8 12-14 15-18 2-7 2-12 2-17 0-8-2-15-8-19-6-5-13-8-23-8-5 0-11 1-19 4-7 1-16 5-25 10v-22c9-2 18-5 25-7 8-3 14-3 19-3 16 0 29 5 39 12 10 9 14 18 14 32 0 6-1 13-3 19-2 5-7 11-12 20-3 1-8 7-17 16-11 11-23 24-40 43z"><text:p/></draw:path><draw:path draw:style-name="gr10" draw:text-style-name="P42" svg:width="0.098cm" svg:height="0.158cm" svg:x="1.257cm" svg:y="10.909cm" svg:viewBox="0 0 99 159" svg:d="M26 142h73v17h-99v-17c9-9 21-21 34-35 12-14 21-23 25-27 7-8 12-14 15-18 2-7 2-12 2-17 0-8-2-15-8-19-6-5-13-8-23-8-5 0-11 1-19 4-7 1-16 5-25 10v-22c9-2 18-5 25-7 8-3 14-3 19-3 16 0 29 5 39 12 10 9 14 18 14 32 0 6-1 13-3 19-2 5-7 11-12 20-3 1-8 7-17 16-11 11-23 24-40 43z"><text:p/></draw:path><draw:path draw:style-name="gr10" draw:text-style-name="P42" svg:width="0.112cm" svg:height="0.155cm" svg:x="1.253cm" svg:y="9.806cm" svg:viewBox="0 0 113 156" svg:d="M70 19l-53 82h53zM63 0h27v101h23v18h-23v37h-20v-37h-70v-21z"><text:p/></draw:path><draw:polygon draw:style-name="gr9" draw:text-style-name="P44" svg:width="0.052cm" svg:height="0.08cm" svg:x="1.27cm" svg:y="9.827cm" svg:viewBox="0 0 53 81" draw:points="53,0 0,81 53,81"><text:p/></draw:polygon><draw:polygon draw:style-name="gr9" draw:text-style-name="P44" svg:width="0.112cm" svg:height="0.155cm" svg:x="1.253cm" svg:y="9.806cm" svg:viewBox="0 0 113 156" draw:points="63,0 90,0 90,101 113,101 113,119 90,119 90,156 70,156 70,119 0,119 0,98"><text:p/></draw:polygon><draw:path draw:style-name="gr10" draw:text-style-name="P42" svg:width="0.112cm" svg:height="0.155cm" svg:x="1.253cm" svg:y="9.806cm" svg:viewBox="0 0 113 156" svg:d="M70 19l-53 82h53zM63 0h27v101h23v18h-23v37h-20v-37h-70v-21z"><text:p/></draw:path><draw:path draw:style-name="gr10" draw:text-style-name="P42" svg:width="0.106cm" svg:height="0.161cm" svg:x="1.257cm" svg:y="8.716cm" svg:viewBox="0 0 107 162" svg:d="M55 74c-10 0-16 2-21 9-7 6-9 15-9 25 0 12 2 21 9 27 5 7 11 11 21 11 11 0 17-4 24-11 5-6 7-15 7-27 0-10-2-19-7-25-7-7-13-9-24-9zM97 6v20c-4-3-11-4-16-7-6-1-10-1-15-1-14 0-25 5-32 14-8 9-12 23-12 43 4-7 8-11 15-13 6-5 13-7 20-7 15 0 28 7 37 15 9 10 13 23 13 38 0 17-4 30-13 39-10 10-23 15-39 15-18 0-30-6-41-21-10-15-14-34-14-60 0-24 6-44 18-58 10-17 26-23 46-23 6 0 11 1 17 1 4 2 11 3 16 5z"><text:p/></draw:path><draw:path draw:style-name="gr9" draw:text-style-name="P44" svg:width="0.061cm" svg:height="0.071cm" svg:x="1.282cm" svg:y="8.789cm" svg:viewBox="0 0 62 72" svg:d="M31 0c-10 0-17 3-22 9-6 6-9 16-9 26 0 11 3 20 9 27 5 6 12 10 22 10s17-4 23-10c5-7 8-16 8-27 0-10-3-20-8-26-6-6-13-9-23-9z"><text:p/></draw:path><draw:path draw:style-name="gr9" draw:text-style-name="P44" svg:width="0.106cm" svg:height="0.161cm" svg:x="1.257cm" svg:y="8.716cm" svg:viewBox="0 0 107 162" svg:d="M97 6v20c-4-3-11-4-16-7-6-1-10-1-15-1-14 0-25 5-32 14-8 9-12 23-12 43 4-7 8-11 15-13 6-5 13-7 20-7 15 0 28 7 37 15 9 10 13 23 13 38 0 17-4 30-13 39-10 10-23 15-39 15-18 0-30-6-41-21-10-15-14-34-14-60 0-24 6-44 18-58 10-17 26-23 46-23 6 0 11 1 17 1 4 2 11 3 16 5z"><text:p/></draw:path><draw:path draw:style-name="gr10" draw:text-style-name="P42" svg:width="0.106cm" svg:height="0.161cm" svg:x="1.257cm" svg:y="8.716cm" svg:viewBox="0 0 107 162" svg:d="M55 74c-10 0-16 2-21 9-7 6-9 15-9 25 0 12 2 21 9 27 5 7 11 11 21 11 11 0 17-4 24-11 5-6 7-15 7-27 0-10-2-19-7-25-7-7-13-9-24-9zM97 6v20c-4-3-11-4-16-7-6-1-10-1-15-1-14 0-25 5-32 14-8 9-12 23-12 43 4-7 8-11 15-13 6-5 13-7 20-7 15 0 28 7 37 15 9 10 13 23 13 38 0 17-4 30-13 39-10 10-23 15-39 15-18 0-30-6-41-21-10-15-14-34-14-60 0-24 6-44 18-58 10-17 26-23 46-23 6 0 11 1 17 1 4 2 11 3 16 5z"><text:p/></draw:path><draw:path draw:style-name="gr10" draw:text-style-name="P42" svg:width="0.106cm" svg:height="0.161cm" svg:x="1.257cm" svg:y="7.614cm" svg:viewBox="0 0 107 162" svg:d="M53 85c-10 0-17 1-23 8-5 5-8 13-8 23 0 8 3 17 8 21 6 5 13 7 23 7 9 0 18-2 23-7 7-5 9-13 9-21 0-10-2-18-9-23-5-7-14-8-23-8zM31 76c-8-2-16-6-19-13-6-6-9-14-9-22 0-13 5-23 15-29 8-8 19-12 35-12 15 0 28 4 36 12 9 6 14 16 14 29 0 8-4 16-8 22-6 7-12 11-21 13 10 3 19 7 24 14 6 7 9 16 9 26 0 13-6 25-14 34-10 7-23 12-40 12s-30-5-40-12c-9-9-13-21-13-34 0-10 3-19 9-26 5-7 13-11 22-14zM25 43c0 9 2 14 6 18 6 5 13 7 22 7s15-2 21-7c6-4 7-9 7-18s-1-15-7-18c-6-7-12-8-21-8s-16 1-22 8c-4 3-6 9-6 18z"><text:p/></draw:path><draw:path draw:style-name="gr9" draw:text-style-name="P44" svg:width="0.062cm" svg:height="0.058cm" svg:x="1.279cm" svg:y="7.698cm" svg:viewBox="0 0 63 59" svg:d="M31 0c-10 0-17 1-23 8-5 5-8 13-8 23 0 8 3 17 8 21 6 5 13 7 23 7 9 0 18-2 23-7 7-6 9-13 9-21 0-10-2-18-9-23-5-7-14-8-23-8z"><text:p/></draw:path><draw:path draw:style-name="gr9" draw:text-style-name="P44" svg:width="0.106cm" svg:height="0.161cm" svg:x="1.257cm" svg:y="7.614cm" svg:viewBox="0 0 107 162" svg:d="M31 76c-8-2-16-6-19-13-6-6-9-14-9-22 0-13 5-23 15-29 8-8 19-12 35-12 15 0 28 4 36 12 9 6 14 16 14 29 0 8-4 16-8 22-6 7-12 11-21 13 10 3 19 7 24 14 6 7 9 16 9 26 0 13-6 25-14 34-10 7-23 12-40 12s-30-5-40-12c-9-9-13-21-13-34 0-10 3-19 9-26 5-7 13-11 22-14z"><text:p/></draw:path><draw:path draw:style-name="gr9" draw:text-style-name="P44" svg:width="0.056cm" svg:height="0.051cm" svg:x="1.282cm" svg:y="7.631cm" svg:viewBox="0 0 57 52" svg:d="M0 26c0 9 3 14 6 18 7 5 13 8 22 8s16-3 21-8c6-4 8-9 8-18s-2-14-8-18c-5-7-12-8-21-8s-15 1-22 8c-3 4-6 9-6 18z"><text:p/></draw:path><draw:path draw:style-name="gr10" draw:text-style-name="P42" svg:width="0.106cm" svg:height="0.161cm" svg:x="1.257cm" svg:y="7.614cm" svg:viewBox="0 0 107 162" svg:d="M53 85c-10 0-17 1-23 8-5 5-8 13-8 23 0 8 3 17 8 21 6 5 13 7 23 7 9 0 18-2 23-7 7-5 9-13 9-21 0-10-2-18-9-23-5-7-14-8-23-8zM31 76c-8-2-16-6-19-13-6-6-9-14-9-22 0-13 5-23 15-29 8-8 19-12 35-12 15 0 28 4 36 12 9 6 14 16 14 29 0 8-4 16-8 22-6 7-12 11-21 13 10 3 19 7 24 14 6 7 9 16 9 26 0 13-6 25-14 34-10 7-23 12-40 12s-30-5-40-12c-9-9-13-21-13-34 0-10 3-19 9-26 5-7 13-11 22-14zM25 43c0 9 2 14 6 18 6 5 13 7 22 7s15-2 21-7c6-4 7-9 7-18s-1-15-7-18c-6-7-12-8-21-8s-16 1-22 8c-4 3-6 9-6 18z"><text:p/></draw:path><draw:polygon draw:style-name="gr10" draw:text-style-name="P42" svg:width="0.092cm" svg:height="0.154cm" svg:x="1.159cm" svg:y="6.532cm" svg:viewBox="0 0 93 155" draw:points="3,137 36,137 36,18 0,25 0,6 36,0 58,0 58,137 93,137 93,155 3,155"><text:p/></draw:polygon><draw:path draw:style-name="gr10" draw:text-style-name="P42" svg:width="0.106cm" svg:height="0.16cm" svg:x="1.286cm" svg:y="6.528cm" svg:viewBox="0 0 107 161" svg:d="M54 15c-11 0-20 7-26 17-3 11-6 26-6 48s3 39 6 49c6 10 15 15 26 15 10 0 18-5 25-15 5-10 9-27 9-49s-4-37-9-48c-7-10-15-17-25-17zM54 0c17 0 30 8 40 21 9 14 13 33 13 59 0 27-4 48-13 61-10 12-23 20-40 20-18 0-31-8-40-20-9-13-14-34-14-61 0-26 5-45 14-59 9-13 22-21 40-21z"><text:p/></draw:path><draw:polygon draw:style-name="gr9" draw:text-style-name="P44" svg:width="0.092cm" svg:height="0.154cm" svg:x="1.159cm" svg:y="6.532cm" svg:viewBox="0 0 93 155" draw:points="3,137 36,137 36,18 0,25 0,6 36,0 58,0 58,137 93,137 93,155 3,155"><text:p/></draw:polygon><draw:path draw:style-name="gr9" draw:text-style-name="P44" svg:width="0.065cm" svg:height="0.128cm" svg:x="1.308cm" svg:y="6.543cm" svg:viewBox="0 0 66 129" svg:d="M32 0c-11 0-20 6-26 17-3 10-6 26-6 47 0 22 3 39 6 49 6 11 15 16 26 16s18-5 25-16c5-10 9-27 9-49 0-21-4-37-9-47-7-11-14-17-25-17z"><text:p/></draw:path><draw:path draw:style-name="gr9" draw:text-style-name="P44" svg:width="0.106cm" svg:height="0.16cm" svg:x="1.286cm" svg:y="6.528cm" svg:viewBox="0 0 107 161" svg:d="M54 0c17 0 30 8 40 21 9 14 13 33 13 59 0 27-4 48-13 61-10 12-23 20-40 20-18 0-31-8-40-20-9-13-14-34-14-61 0-26 5-45 14-59 9-13 22-21 40-21z"><text:p/></draw:path><draw:polygon draw:style-name="gr10" draw:text-style-name="P42" svg:width="0.092cm" svg:height="0.154cm" svg:x="1.159cm" svg:y="6.532cm" svg:viewBox="0 0 93 155" draw:points="3,137 36,137 36,18 0,25 0,6 36,0 58,0 58,137 93,137 93,155 3,155"><text:p/></draw:polygon><draw:path draw:style-name="gr10" draw:text-style-name="P42" svg:width="0.106cm" svg:height="0.16cm" svg:x="1.286cm" svg:y="6.528cm" svg:viewBox="0 0 107 161" svg:d="M54 15c-11 0-20 7-26 17-3 11-6 26-6 48s3 39 6 49c6 10 15 15 26 15 10 0 18-5 25-15 5-10 9-27 9-49s-4-37-9-48c-7-10-15-17-25-17zM54 0c17 0 30 8 40 21 9 14 13 33 13 59 0 27-4 48-13 61-10 12-23 20-40 20-18 0-31-8-40-20-9-13-14-34-14-61 0-26 5-45 14-59 9-13 22-21 40-21z"><text:p/></draw:path><draw:polygon draw:style-name="gr10" draw:text-style-name="P42" svg:width="0.092cm" svg:height="0.155cm" svg:x="1.159cm" svg:y="5.426cm" svg:viewBox="0 0 93 156" draw:points="3,139 36,139 36,19 0,26 0,8 36,0 58,0 58,139 93,139 93,156 3,156"><text:p/></draw:polygon><draw:path draw:style-name="gr10" draw:text-style-name="P42" svg:width="0.098cm" svg:height="0.158cm" svg:x="1.287cm" svg:y="5.426cm" svg:viewBox="0 0 99 159" svg:d="M26 142h73v17h-99v-17c9-9 19-21 32-35 14-14 23-23 26-27 8-8 12-14 16-19 2-6 3-11 3-16 0-8-2-15-9-19-5-5-14-9-23-9-6 0-14 2-20 5-8 1-15 5-24 9v-21c9-2 16-6 24-7 7-3 14-3 20-3 17 0 30 4 39 12 9 9 15 18 15 32 0 6-2 13-5 19-1 5-5 11-13 20-1 1-6 6-17 16-9 11-21 24-38 43z"><text:p/></draw:path><draw:polygon draw:style-name="gr9" draw:text-style-name="P44" svg:width="0.092cm" svg:height="0.155cm" svg:x="1.159cm" svg:y="5.426cm" svg:viewBox="0 0 93 156" draw:points="3,139 36,139 36,19 0,26 0,8 36,0 58,0 58,139 93,139 93,156 3,156"><text:p/></draw:polygon><draw:path draw:style-name="gr9" draw:text-style-name="P44" svg:width="0.098cm" svg:height="0.158cm" svg:x="1.287cm" svg:y="5.426cm" svg:viewBox="0 0 99 159" svg:d="M26 142h73v17h-99v-17c9-9 19-21 32-35 14-14 23-23 26-27 8-8 12-14 16-19 2-6 3-11 3-16 0-8-2-15-9-19-5-5-14-9-23-9-6 0-14 2-20 5-8 1-15 5-24 9v-21c9-2 16-6 24-7 7-3 14-3 20-3 17 0 30 4 39 12 9 9 15 18 15 32 0 6-2 13-5 19-1 5-5 11-13 20l-17 16c-9 11-21 24-38 43z"><text:p/></draw:path><draw:polygon draw:style-name="gr10" draw:text-style-name="P42" svg:width="0.092cm" svg:height="0.155cm" svg:x="1.159cm" svg:y="5.426cm" svg:viewBox="0 0 93 156" draw:points="3,139 36,139 36,19 0,26 0,8 36,0 58,0 58,139 93,139 93,156 3,156"><text:p/></draw:polygon><draw:path draw:style-name="gr10" draw:text-style-name="P42" svg:width="0.098cm" svg:height="0.158cm" svg:x="1.287cm" svg:y="5.426cm" svg:viewBox="0 0 99 159" svg:d="M26 142h73v17h-99v-17c9-9 19-21 32-35 14-14 23-23 26-27 8-8 12-14 16-19 2-6 3-11 3-16 0-8-2-15-9-19-5-5-14-9-23-9-6 0-14 2-20 5-8 1-15 5-24 9v-21c9-2 16-6 24-7 7-3 14-3 20-3 17 0 30 4 39 12 9 9 15 18 15 32 0 6-2 13-5 19-1 5-5 11-13 20-1 1-6 6-17 16-9 11-21 24-38 43z"><text:p/></draw:path><draw:polygon draw:style-name="gr10" draw:text-style-name="P42" svg:width="0.092cm" svg:height="0.156cm" svg:x="1.159cm" svg:y="4.341cm" svg:viewBox="0 0 93 157" draw:points="3,139 36,139 36,21 0,27 0,8 36,0 58,0 58,139 93,139 93,157 3,157"><text:p/></draw:polygon><draw:path draw:style-name="gr10" draw:text-style-name="P42" svg:width="0.112cm" svg:height="0.156cm" svg:x="1.282cm" svg:y="4.341cm" svg:viewBox="0 0 113 157" svg:d="M71 19l-54 83h54zM64 0h28v102h21v18h-21v37h-21v-37h-71v-22z"><text:p/></draw:path><draw:polygon draw:style-name="gr9" draw:text-style-name="P44" svg:width="0.092cm" svg:height="0.156cm" svg:x="1.159cm" svg:y="4.341cm" svg:viewBox="0 0 93 157" draw:points="3,139 36,139 36,21 0,27 0,8 36,0 58,0 58,139 93,139 93,157 3,157"><text:p/></draw:polygon><draw:polygon draw:style-name="gr9" draw:text-style-name="P44" svg:width="0.053cm" svg:height="0.082cm" svg:x="1.299cm" svg:y="4.359cm" svg:viewBox="0 0 54 83" draw:points="54,0 0,83 54,83"><text:p/></draw:polygon><draw:polygon draw:style-name="gr9" draw:text-style-name="P44" svg:width="0.112cm" svg:height="0.156cm" svg:x="1.282cm" svg:y="4.341cm" svg:viewBox="0 0 113 157" draw:points="64,0 92,0 92,102 113,102 113,120 92,120 92,157 71,157 71,120 0,120 0,98"><text:p/></draw:polygon><draw:polygon draw:style-name="gr10" draw:text-style-name="P42" svg:width="0.092cm" svg:height="0.156cm" svg:x="1.159cm" svg:y="4.341cm" svg:viewBox="0 0 93 157" draw:points="3,139 36,139 36,21 0,27 0,8 36,0 58,0 58,139 93,139 93,157 3,157"><text:p/></draw:polygon><draw:path draw:style-name="gr10" draw:text-style-name="P42" svg:width="0.112cm" svg:height="0.156cm" svg:x="1.282cm" svg:y="4.341cm" svg:viewBox="0 0 113 157" svg:d="M71 19l-54 83h54zM64 0h28v102h21v18h-21v37h-21v-37h-71v-22z"><text:p/></draw:path><draw:polygon draw:style-name="gr10" draw:text-style-name="P42" svg:width="0.092cm" svg:height="0.156cm" svg:x="1.159cm" svg:y="3.237cm" svg:viewBox="0 0 93 157" draw:points="3,138 36,138 36,19 0,27 0,6 36,0 58,0 58,138 93,138 93,157 3,157"><text:p/></draw:polygon><draw:path draw:style-name="gr10" draw:text-style-name="P42" svg:width="0.107cm" svg:height="0.161cm" svg:x="1.286cm" svg:y="3.235cm" svg:viewBox="0 0 108 162" svg:d="M57 74c-11 0-17 2-23 9-6 6-8 15-8 25 0 12 2 21 8 27 6 7 12 9 23 9 9 0 15-2 22-9 5-6 9-15 9-27 0-10-4-19-9-25-7-7-13-9-22-9zM98 6v20c-5-4-10-5-15-7-6-1-12-1-17-1-13 0-25 4-32 14-7 9-11 23-12 43 4-7 9-11 15-13 6-5 13-7 20-7 15 0 28 7 37 15 10 10 14 23 14 38 0 17-4 30-14 39s-22 15-37 15c-18 0-32-7-42-21-9-15-15-34-15-60 0-24 8-44 18-59 12-16 27-22 48-22 5 0 10 1 15 1 7 2 12 3 17 5z"><text:p/></draw:path><draw:polygon draw:style-name="gr9" draw:text-style-name="P44" svg:width="0.092cm" svg:height="0.156cm" svg:x="1.159cm" svg:y="3.237cm" svg:viewBox="0 0 93 157" draw:points="3,138 36,138 36,19 0,27 0,6 36,0 58,0 58,138 93,138 93,157 3,157"><text:p/></draw:polygon><draw:path draw:style-name="gr9" draw:text-style-name="P44" svg:width="0.061cm" svg:height="0.07cm" svg:x="1.311cm" svg:y="3.306cm" svg:viewBox="0 0 62 71" svg:d="M31 0c-10 0-17 3-23 9-5 6-8 16-8 26 0 11 3 20 8 27 6 6 13 9 23 9 9 0 15-3 22-9 5-7 9-16 9-27 0-10-4-20-9-26-7-6-13-9-22-9z"><text:p/></draw:path><draw:path draw:style-name="gr9" draw:text-style-name="P44" svg:width="0.107cm" svg:height="0.161cm" svg:x="1.286cm" svg:y="3.235cm" svg:viewBox="0 0 108 162" svg:d="M98 6v20c-5-4-10-5-15-7-6-1-12-1-17-1-13 0-25 4-32 14-7 9-11 23-12 43 4-7 9-11 15-13 6-5 13-7 20-7 15 0 28 7 37 15 10 10 14 23 14 38 0 17-4 30-14 39s-22 15-37 15c-18 0-32-7-42-21-9-15-15-34-15-60 0-24 8-44 18-59 12-16 27-22 48-22 5 0 10 1 15 1 7 2 12 3 17 5z"><text:p/></draw:path><draw:polygon draw:style-name="gr10" draw:text-style-name="P42" svg:width="0.092cm" svg:height="0.156cm" svg:x="1.159cm" svg:y="3.237cm" svg:viewBox="0 0 93 157" draw:points="3,138 36,138 36,19 0,27 0,6 36,0 58,0 58,138 93,138 93,157 3,157"><text:p/></draw:polygon><draw:path draw:style-name="gr10" draw:text-style-name="P42" svg:width="0.107cm" svg:height="0.161cm" svg:x="1.286cm" svg:y="3.235cm" svg:viewBox="0 0 108 162" svg:d="M57 74c-11 0-17 2-23 9-6 6-8 15-8 25 0 12 2 21 8 27 6 7 12 9 23 9 9 0 15-2 22-9 5-6 9-15 9-27 0-10-4-19-9-25-7-7-13-9-22-9zM98 6v20c-5-4-10-5-15-7-6-1-12-1-17-1-13 0-25 4-32 14-7 9-11 23-12 43 4-7 9-11 15-13 6-5 13-7 20-7 15 0 28 7 37 15 10 10 14 23 14 38 0 17-4 30-14 39s-22 15-37 15c-18 0-32-7-42-21-9-15-15-34-15-60 0-24 8-44 18-59 12-16 27-22 48-22 5 0 10 1 15 1 7 2 12 3 17 5z"><text:p/></draw:path><draw:polygon draw:style-name="gr10" draw:text-style-name="P42" svg:width="0.092cm" svg:height="0.155cm" svg:x="1.159cm" svg:y="2.133cm" svg:viewBox="0 0 93 156" draw:points="3,138 36,138 36,19 0,27 0,8 36,0 58,0 58,138 93,138 93,156 3,156"><text:p/></draw:polygon><draw:path draw:style-name="gr10" draw:text-style-name="P42" svg:width="0.106cm" svg:height="0.16cm" svg:x="1.286cm" svg:y="2.131cm" svg:viewBox="0 0 107 161" svg:d="M54 85c-10 0-18 1-24 8-5 5-8 13-8 22s3 18 8 22c6 5 14 7 24 7s17-2 23-7c6-7 8-13 8-22s-2-17-8-22c-6-7-13-8-23-8zM32 75c-7-1-15-5-20-13-4-5-7-13-7-21 0-13 4-23 12-29 9-8 22-12 37-12 16 0 27 4 36 12 11 6 14 16 14 29 0 8-2 16-9 21-3 8-11 12-19 13 9 4 17 8 22 14 6 8 9 17 9 26 0 14-4 26-14 35-9 7-22 11-39 11s-31-4-40-11c-9-9-14-21-14-35 0-9 3-18 9-26 5-6 14-10 23-14zM25 43c0 7 2 14 7 18 5 5 12 7 22 7 9 0 16-2 22-7 4-4 7-11 7-18 0-9-3-15-7-20-6-5-13-6-22-6-10 0-17 1-22 6s-7 11-7 20z"><text:p/></draw:path><draw:polygon draw:style-name="gr9" draw:text-style-name="P44" svg:width="0.092cm" svg:height="0.155cm" svg:x="1.159cm" svg:y="2.133cm" svg:viewBox="0 0 93 156" draw:points="3,138 36,138 36,19 0,27 0,8 36,0 58,0 58,138 93,138 93,156 3,156"><text:p/></draw:polygon><draw:path draw:style-name="gr9" draw:text-style-name="P44" svg:width="0.062cm" svg:height="0.058cm" svg:x="1.308cm" svg:y="2.214cm" svg:viewBox="0 0 63 59" svg:d="M32 0c-10 0-18 1-24 8-5 5-8 13-8 22s3 18 8 22c6 5 14 7 24 7 11 0 17-2 23-7 6-7 8-13 8-22s-2-17-8-22c-6-7-12-8-23-8z"><text:p/></draw:path><draw:path draw:style-name="gr9" draw:text-style-name="P44" svg:width="0.106cm" svg:height="0.16cm" svg:x="1.286cm" svg:y="2.131cm" svg:viewBox="0 0 107 161" svg:d="M32 75c-7-1-15-5-20-13-4-5-7-13-7-21 0-13 4-23 12-29 9-8 22-12 37-12 16 0 27 4 36 12 11 6 14 16 14 29 0 8-2 16-9 21-3 8-11 12-19 13 9 4 17 8 22 14 6 8 9 17 9 26 0 14-4 26-14 35-9 7-22 11-39 11s-31-4-40-11c-9-9-14-21-14-35 0-9 3-18 9-26 5-6 14-10 23-14z"><text:p/></draw:path><draw:path draw:style-name="gr9" draw:text-style-name="P44" svg:width="0.057cm" svg:height="0.051cm" svg:x="1.31cm" svg:y="2.147cm" svg:viewBox="0 0 58 52" svg:d="M0 26c0 8 3 14 8 18 5 5 11 8 22 8 9 0 15-3 22-8 3-4 6-10 6-18 0-9-3-14-6-20-7-5-13-6-22-6-11 0-17 1-22 6-5 6-8 11-8 20z"><text:p/></draw:path><draw:polygon draw:style-name="gr10" draw:text-style-name="P42" svg:width="0.092cm" svg:height="0.155cm" svg:x="1.159cm" svg:y="2.133cm" svg:viewBox="0 0 93 156" draw:points="3,138 36,138 36,19 0,27 0,8 36,0 58,0 58,138 93,138 93,156 3,156"><text:p/></draw:polygon><draw:path draw:style-name="gr10" draw:text-style-name="P42" svg:width="0.106cm" svg:height="0.16cm" svg:x="1.286cm" svg:y="2.131cm" svg:viewBox="0 0 107 161" svg:d="M54 85c-10 0-18 1-24 8-5 5-8 13-8 22s3 18 8 22c6 5 14 7 24 7s17-2 23-7c6-7 8-13 8-22s-2-17-8-22c-6-7-13-8-23-8zM32 75c-7-1-15-5-20-13-4-5-7-13-7-21 0-13 4-23 12-29 9-8 22-12 37-12 16 0 27 4 36 12 11 6 14 16 14 29 0 8-2 16-9 21-3 8-11 12-19 13 9 4 17 8 22 14 6 8 9 17 9 26 0 14-4 26-14 35-9 7-22 11-39 11s-31-4-40-11c-9-9-14-21-14-35 0-9 3-18 9-26 5-6 14-10 23-14zM25 43c0 7 2 14 7 18 5 5 12 7 22 7 9 0 16-2 22-7 4-4 7-11 7-18 0-9-3-15-7-20-6-5-13-6-22-6-10 0-17 1-22 6s-7 11-7 20z"><text:p/></draw:path><draw:path draw:style-name="gr10" draw:text-style-name="P42" svg:width="0.1cm" svg:height="0.158cm" svg:x="1.15cm" svg:y="1.043cm" svg:viewBox="0 0 101 159" svg:d="M26 141h75v18h-101v-18c9-8 21-20 34-34 14-14 21-23 25-27 7-8 12-14 15-19 3-6 3-12 3-16 0-8-3-15-9-19-5-5-13-9-23-9-5 0-11 1-19 5-7 1-16 5-25 9v-21c9-2 18-5 25-7 8-3 14-3 19-3 16 0 29 5 39 12 10 9 14 18 14 32 0 5-1 13-3 18-2 6-6 12-12 21-3 1-7 7-17 16-11 11-23 24-40 42z"><text:p/></draw:path><draw:path draw:style-name="gr10" draw:text-style-name="P42" svg:width="0.106cm" svg:height="0.16cm" svg:x="1.286cm" svg:y="1.043cm" svg:viewBox="0 0 107 161" svg:d="M54 15c-11 0-20 7-26 17-3 11-6 26-6 48s3 39 6 49c6 10 15 15 26 15 10 0 18-5 25-15 5-10 9-27 9-49s-4-37-9-48c-7-10-15-17-25-17zM54 0c17 0 30 8 40 21 9 13 13 33 13 59 0 27-4 46-13 61-10 12-23 20-40 20-18 0-31-8-40-20-9-15-14-34-14-61 0-26 5-46 14-59s22-21 40-21z"><text:p/></draw:path><draw:path draw:style-name="gr9" draw:text-style-name="P44" svg:width="0.1cm" svg:height="0.158cm" svg:x="1.15cm" svg:y="1.043cm" svg:viewBox="0 0 101 159" svg:d="M26 141h75v18h-101v-18c9-8 21-20 34-34l25-27c7-8 12-14 15-19 3-6 3-12 3-16 0-8-3-15-9-19-5-5-13-9-23-9-5 0-11 1-19 5-7 1-16 5-25 9v-21c9-2 18-5 25-7 8-3 14-3 19-3 16 0 29 5 39 12 10 9 14 18 14 32 0 5-1 13-3 18-2 6-6 12-12 21-3 1-7 7-17 16-11 11-23 24-40 42z"><text:p/></draw:path><draw:path draw:style-name="gr9" draw:text-style-name="P44" svg:width="0.065cm" svg:height="0.128cm" svg:x="1.308cm" svg:y="1.059cm" svg:viewBox="0 0 66 129" svg:d="M32 0c-11 0-20 6-26 17-3 10-6 26-6 47 0 22 3 39 6 49 6 11 15 16 26 16s18-5 25-16c5-10 9-27 9-49 0-21-4-37-9-47-7-11-14-17-25-17z"><text:p/></draw:path><draw:path draw:style-name="gr9" draw:text-style-name="P44" svg:width="0.106cm" svg:height="0.16cm" svg:x="1.286cm" svg:y="1.043cm" svg:viewBox="0 0 107 161" svg:d="M54 0c17 0 30 8 40 21 9 13 13 33 13 59 0 27-4 46-13 61-10 12-23 20-40 20-18 0-31-8-40-20-9-15-14-34-14-61 0-26 5-46 14-59s22-21 40-21z"><text:p/></draw:path><draw:path draw:style-name="gr10" draw:text-style-name="P42" svg:width="0.1cm" svg:height="0.158cm" svg:x="1.15cm" svg:y="1.043cm" svg:viewBox="0 0 101 159" svg:d="M26 141h75v18h-101v-18c9-8 21-20 34-34 14-14 21-23 25-27 7-8 12-14 15-19 3-6 3-12 3-16 0-8-3-15-9-19-5-5-13-9-23-9-5 0-11 1-19 5-7 1-16 5-25 9v-21c9-2 18-5 25-7 8-3 14-3 19-3 16 0 29 5 39 12 10 9 14 18 14 32 0 5-1 13-3 18-2 6-6 12-12 21-3 1-7 7-17 16-11 11-23 24-40 42z"><text:p/></draw:path><draw:path draw:style-name="gr10" draw:text-style-name="P42" svg:width="0.106cm" svg:height="0.16cm" svg:x="1.286cm" svg:y="1.043cm" svg:viewBox="0 0 107 161" svg:d="M54 15c-11 0-20 7-26 17-3 11-6 26-6 48s3 39 6 49c6 10 15 15 26 15 10 0 18-5 25-15 5-10 9-27 9-49s-4-37-9-48c-7-10-15-17-25-17zM54 0c17 0 30 8 40 21 9 13 13 33 13 59 0 27-4 46-13 61-10 12-23 20-40 20-18 0-31-8-40-20-9-15-14-34-14-61 0-26 5-46 14-59s22-21 40-21z"><text:p/></draw:path><draw:path draw:style-name="gr10" draw:text-style-name="P42" svg:width="0.107cm" svg:height="0.16cm" svg:x="1.256cm" svg:y="12.189cm" svg:viewBox="0 0 108 161" svg:d="M54 17c-10 0-18 5-24 17-5 10-8 25-8 46 0 22 3 39 8 49 6 12 14 15 24 15 12 0 20-3 23-15 7-10 9-27 9-49 0-21-2-36-9-46-3-12-11-17-23-17zM54 0c17 0 31 8 40 21 10 14 14 34 14 59 0 27-4 48-14 62-9 13-23 19-40 19s-29-6-40-19c-9-14-14-35-14-62 0-25 5-45 14-59 11-13 23-21 40-21z"><text:p/></draw:path><draw:path draw:style-name="gr9" draw:text-style-name="P44" svg:width="0.063cm" svg:height="0.127cm" svg:x="1.278cm" svg:y="12.205cm" svg:viewBox="0 0 64 128" svg:d="M32 0c-10 0-18 5-24 17-5 10-8 26-8 46 0 22 3 39 8 49 6 12 14 16 24 16 12 0 20-4 23-16 7-10 9-27 9-49 0-20-2-36-9-46-3-12-11-17-23-17z"><text:p/></draw:path><draw:path draw:style-name="gr9" draw:text-style-name="P44" svg:width="0.107cm" svg:height="0.16cm" svg:x="1.256cm" svg:y="12.189cm" svg:viewBox="0 0 108 161" svg:d="M54 0c17 0 31 8 40 21 10 14 14 34 14 59 0 27-4 48-14 62-9 13-23 19-40 19s-29-6-40-19c-9-14-14-35-14-62 0-25 5-45 14-59 11-13 23-21 40-21z"><text:p/></draw:path><draw:path draw:style-name="gr10" draw:text-style-name="P42" svg:width="0.107cm" svg:height="0.16cm" svg:x="1.256cm" svg:y="12.189cm" svg:viewBox="0 0 108 161" svg:d="M54 17c-10 0-18 5-24 17-5 10-8 25-8 46 0 22 3 39 8 49 6 12 14 15 24 15 12 0 20-3 23-15 7-10 9-27 9-49 0-21-2-36-9-46-3-12-11-17-23-17zM54 0c17 0 31 8 40 21 10 14 14 34 14 59 0 27-4 48-14 62-9 13-23 19-40 19s-29-6-40-19c-9-14-14-35-14-62 0-25 5-45 14-59 11-13 23-21 40-21z"><text:p/></draw:path><draw:frame draw:style-name="gr11" draw:text-style-name="P46" svg:width="7.545cm" svg:height="1.761cm" draw:transform="rotate (1.5707963267949) translate (0cm 7.54463888888889cm)"><draw:text-box><text:p text:style-name="P45"><text:span text:style-name="T23">Nombre de multiplications</text:span></text:p></draw:text-box></draw:frame><draw:frame draw:style-name="gr12" draw:text-style-name="P46" svg:width="5.266cm" svg:height="1.04cm" svg:x="6.735cm" svg:y="12.488cm"><draw:text-box><text:p text:style-name="P45"><text:span text:style-name="T23">Durée (secondes)</text:span></text:p></draw:text-box></draw:frame></draw:g></text:p>
      <text:p text:style-name="P15"/>
      <text:p text:style-name="P7">Particularités :</text:p>
      <text:list xml:id="list417837858" text:style-name="tfPuce">
        <text:list-item>
          <text:p text:style-name="P26"><text:span text:style-name="T12">L</text:span><text:span text:style-name="T3">e</text:span>s deux axes <text:span text:style-name="T21">sont gradués et</text:span> les graduations doivent être régulières</text:p>
        </text:list-item>
        <text:list-item>
          <text:p text:style-name="P27">L’axe horizontal, s’appelle <text:span text:style-name="Vocabulaire">axe des abscisses</text:span> <text:span text:style-name="T21">et le vertical </text:span>s’appelle <text:span text:style-name="Vocabulaire">axe des ordonnées</text:span></text:p>
        </text:list-item>
      </text:list>
      <text:p text:style-name="P18"/>
      <text:list xml:id="list122948003912851" text:continue-list="list122949003194836" text:style-name="tfNum_20_1_29_">
        <text:list-item>
          <text:p text:style-name="P39">Cas des données non-numériques :</text:p>
        </text:list-item>
      </text:list>
      <text:p text:style-name="P1"><text:span text:style-name="T2">Ex :</text:span> Le moyen de transport utilisé par les élèves.</text:p>
      <table:table table:name="Tableau4" table:style-name="Tableau4">
        <table:table-column table:style-name="Tableau4.A"/>
        <table:table-column table:style-name="Tableau4.B" table:number-columns-repeated="3"/>
        <table:table-column table:style-name="Tableau4.A"/>
        <table:table-column table:style-name="Tableau4.F"/>
        <table:table-row table:style-name="TableLine94613683563216">
          <table:table-cell table:style-name="Tableau4.A1" office:value-type="string">
            <text:p text:style-name="Table_20_Contents"/>
          </table:table-cell>
          <table:table-cell table:style-name="Tableau4.A1" office:value-type="string">
            <text:p text:style-name="P19">Voiture</text:p>
          </table:table-cell>
          <table:table-cell table:style-name="Tableau4.A1" office:value-type="string">
            <text:p text:style-name="P19">Train</text:p>
          </table:table-cell>
          <table:table-cell table:style-name="Tableau4.A1" office:value-type="string">
            <text:p text:style-name="P19">Bus</text:p>
          </table:table-cell>
          <table:table-cell table:style-name="Tableau4.A1" office:value-type="string">
            <text:p text:style-name="P19">Vélo</text:p>
          </table:table-cell>
          <table:table-cell table:style-name="Tableau4.F1" office:value-type="string">
            <text:p text:style-name="P19">A pied</text:p>
          </table:table-cell>
        </table:table-row>
        <table:table-row table:style-name="TableLine94613682691728">
          <table:table-cell table:style-name="Tableau4.A2" office:value-type="string">
            <text:p text:style-name="P20">Effectif</text:p>
          </table:table-cell>
          <table:table-cell table:style-name="Tableau4.A2" office:value-type="string">
            <text:p text:style-name="P19">5</text:p>
          </table:table-cell>
          <table:table-cell table:style-name="Tableau4.A2" office:value-type="string">
            <text:p text:style-name="P19">1</text:p>
          </table:table-cell>
          <table:table-cell table:style-name="Tableau4.A2" office:value-type="string">
            <text:p text:style-name="P19">4</text:p>
          </table:table-cell>
          <table:table-cell table:style-name="Tableau4.A2" office:value-type="string">
            <text:p text:style-name="P19">14</text:p>
          </table:table-cell>
          <table:table-cell table:style-name="Tableau4.F2" office:value-type="string">
            <text:p text:style-name="P19">6</text:p>
          </table:table-cell>
        </table:table-row>
      </table:table>
      <text:p text:style-name="P1"/>
      <text:p text:style-name="P1"/>
      <text:list xml:id="list2370678211" text:style-name="tfNum_20_a_29_">
        <text:list-item>
          <text:p text:style-name="tfTitre_20_a_29_">Diagramme <text:span text:style-name="T16">en</text:span> « <text:span text:style-name="T16">bâtons</text:span> »</text:p>
        </text:list-item>
      </text:list>
      <text:p text:style-name="P2"><draw:g text:anchor-type="as-char" draw:z-index="1" draw:name="Forme2" draw:style-name="gr1"><draw:polygon draw:style-name="gr13" draw:text-style-name="P47" svg:width="10.534cm" svg:height="0cm" svg:x="1.101cm" svg:y="6.832cm" svg:viewBox="0 0 10535 0" draw:points="10535,0 0,0"><text:p/></draw:polygon><draw:frame draw:style-name="gr14" draw:text-style-name="P49" svg:width="2.423cm" svg:height="0.821cm" svg:x="1.159cm" svg:y="6.909cm"><draw:text-box><text:p text:style-name="P48"><text:span text:style-name="T24">Voiture</text:span></text:p></draw:text-box></draw:frame><draw:frame draw:style-name="gr15" draw:text-style-name="P49" svg:width="1.925cm" svg:height="0.821cm" svg:x="3.445cm" svg:y="6.909cm"><draw:text-box><text:p text:style-name="P48"><text:span text:style-name="T24">Train</text:span></text:p></draw:text-box></draw:frame><draw:frame draw:style-name="gr16" draw:text-style-name="P49" svg:width="1.616cm" svg:height="0.821cm" svg:x="5.659cm" svg:y="6.909cm"><draw:text-box><text:p text:style-name="P48"><text:span text:style-name="T24">Bus</text:span></text:p></draw:text-box></draw:frame><draw:frame draw:style-name="gr17" draw:text-style-name="P49" svg:width="1.772cm" svg:height="0.821cm" svg:x="7.749cm" svg:y="6.909cm"><draw:text-box><text:p text:style-name="P48"><text:span text:style-name="T24">Vélo</text:span></text:p></draw:text-box></draw:frame><draw:frame draw:style-name="gr18" draw:text-style-name="P49" svg:width="2.234cm" svg:height="0.821cm" svg:x="9.648cm" svg:y="6.909cm"><draw:text-box><text:p text:style-name="P48"><text:span text:style-name="T24">A pied</text:span></text:p></draw:text-box></draw:frame><draw:polygon draw:style-name="gr19" draw:text-style-name="P47" svg:width="1.052cm" svg:height="1.894cm" svg:x="1.626cm" svg:y="4.934cm" svg:viewBox="0 0 1053 1895" draw:points="525,1895 0,1895 0,0 1053,0 1053,1895"><text:p/></draw:polygon><draw:polygon draw:style-name="gr19" draw:text-style-name="P47" svg:width="1.052cm" svg:height="0.378cm" svg:x="3.734cm" svg:y="6.454cm" svg:viewBox="0 0 1053 379" draw:points="525,379 0,379 0,0 1053,0 1053,379"><text:p/></draw:polygon><draw:polygon draw:style-name="gr19" draw:text-style-name="P47" svg:width="1.052cm" svg:height="1.514cm" svg:x="5.838cm" svg:y="5.318cm" svg:viewBox="0 0 1053 1515" draw:points="525,1515 0,1515 0,0 1053,0 1053,1515"><text:p/></draw:polygon><draw:polygon draw:style-name="gr19" draw:text-style-name="P47" svg:width="1.052cm" svg:height="5.301cm" svg:x="7.944cm" svg:y="1.528cm" svg:viewBox="0 0 1053 5302" draw:points="525,5302 0,5302 0,0 1053,0 1053,5302"><text:p/></draw:polygon><draw:polygon draw:style-name="gr19" draw:text-style-name="P47" svg:width="1.052cm" svg:height="2.272cm" svg:x="10.052cm" svg:y="4.56cm" svg:viewBox="0 0 1053 2273" draw:points="525,2273 0,2273 0,0 1053,0 1053,2273"><text:p/></draw:polygon><draw:frame draw:style-name="gr20" draw:text-style-name="P49" svg:width="0.973cm" svg:height="0.823cm" svg:x="0.37cm" svg:y="6.481cm"><draw:text-box><text:p text:style-name="P48"><text:span text:style-name="T24">0</text:span></text:p></draw:text-box></draw:frame><draw:frame draw:style-name="gr20" draw:text-style-name="P49" svg:width="0.973cm" svg:height="0.823cm" svg:x="0.37cm" svg:y="4.576cm"><draw:text-box><text:p text:style-name="P48"><text:span text:style-name="T24">5</text:span></text:p></draw:text-box></draw:frame><draw:frame draw:style-name="gr21" draw:text-style-name="P49" svg:width="1.28cm" svg:height="0.823cm" svg:x="0.064cm" svg:y="2.702cm"><draw:text-box><text:p text:style-name="P48"><text:span text:style-name="T24">10</text:span></text:p></draw:text-box></draw:frame><draw:frame draw:style-name="gr22" draw:text-style-name="P49" svg:width="1.281cm" svg:height="0.821cm" svg:x="0.062cm" svg:y="0.792cm"><draw:text-box><text:p text:style-name="P48"><text:span text:style-name="T24">15</text:span></text:p></draw:text-box></draw:frame><draw:frame draw:style-name="gr23" draw:text-style-name="P50" svg:width="2.303cm" svg:height="0.821cm" svg:x="0cm" svg:y="0cm"><draw:text-box><text:p text:style-name="P48"><text:span text:style-name="T25">Effectifs</text:span></text:p></draw:text-box></draw:frame><draw:g draw:style-name="gr2"><draw:line draw:style-name="gr24" draw:text-style-name="P47" svg:x1="1.101cm" svg:y1="6.454cm" svg:x2="11.636cm" svg:y2="6.454cm"><text:p/></draw:line><draw:line draw:style-name="gr25" draw:text-style-name="P47" svg:x1="1.101cm" svg:y1="6.076cm" svg:x2="11.636cm" svg:y2="6.076cm"><text:p/></draw:line><draw:line draw:style-name="gr26" draw:text-style-name="P47" svg:x1="1.101cm" svg:y1="5.696cm" svg:x2="11.636cm" svg:y2="5.696cm"><text:p/></draw:line><draw:line draw:style-name="gr27" draw:text-style-name="P47" svg:x1="1.101cm" svg:y1="5.318cm" svg:x2="11.636cm" svg:y2="5.318cm"><text:p/></draw:line><draw:line draw:style-name="gr28" draw:text-style-name="P47" svg:x1="1.101cm" svg:y1="4.94cm" svg:x2="11.636cm" svg:y2="4.94cm"><text:p/></draw:line><draw:line draw:style-name="gr29" draw:text-style-name="P47" svg:x1="1.101cm" svg:y1="4.56cm" svg:x2="11.636cm" svg:y2="4.56cm"><text:p/></draw:line><draw:line draw:style-name="gr30" draw:text-style-name="P47" svg:x1="1.101cm" svg:y1="4.179cm" svg:x2="11.636cm" svg:y2="4.179cm"><text:p/></draw:line><draw:line draw:style-name="gr31" draw:text-style-name="P47" svg:x1="1.101cm" svg:y1="3.804cm" svg:x2="11.636cm" svg:y2="3.804cm"><text:p/></draw:line><draw:line draw:style-name="gr32" draw:text-style-name="P47" svg:x1="1.101cm" svg:y1="3.424cm" svg:x2="11.636cm" svg:y2="3.424cm"><text:p/></draw:line><draw:line draw:style-name="gr33" draw:text-style-name="P47" svg:x1="1.101cm" svg:y1="3.043cm" svg:x2="11.636cm" svg:y2="3.043cm"><text:p/></draw:line><draw:line draw:style-name="gr34" draw:text-style-name="P47" svg:x1="1.101cm" svg:y1="2.667cm" svg:x2="11.636cm" svg:y2="2.667cm"><text:p/></draw:line><draw:line draw:style-name="gr35" draw:text-style-name="P47" svg:x1="1.101cm" svg:y1="2.289cm" svg:x2="11.636cm" svg:y2="2.289cm"><text:p/></draw:line><draw:line draw:style-name="gr36" draw:text-style-name="P47" svg:x1="1.101cm" svg:y1="1.909cm" svg:x2="11.636cm" svg:y2="1.909cm"><text:p/></draw:line><draw:line draw:style-name="gr37" draw:text-style-name="P47" svg:x1="1.101cm" svg:y1="1.531cm" svg:x2="11.636cm" svg:y2="1.531cm"><text:p/></draw:line><draw:line draw:style-name="gr38" draw:text-style-name="P47" svg:x1="1.101cm" svg:y1="1.153cm" svg:x2="11.636cm" svg:y2="1.153cm"><text:p/></draw:line></draw:g><draw:polygon draw:style-name="gr39" draw:text-style-name="P51" svg:width="1.052cm" svg:height="1.894cm" svg:x="1.626cm" svg:y="4.934cm" svg:viewBox="0 0 1053 1895" draw:points="0,0 1053,0 1053,1895 0,1895"><text:p/></draw:polygon><draw:polygon draw:style-name="gr40" draw:text-style-name="P52" svg:width="1.052cm" svg:height="0.378cm" svg:x="3.734cm" svg:y="6.454cm" svg:viewBox="0 0 1053 379" draw:points="0,0 1053,0 1053,379 0,379"><text:p/></draw:polygon><draw:polygon draw:style-name="gr41" draw:text-style-name="P53" svg:width="1.052cm" svg:height="1.514cm" svg:x="5.838cm" svg:y="5.318cm" svg:viewBox="0 0 1053 1515" draw:points="0,0 1053,0 1053,1515 0,1515"><text:p/></draw:polygon><draw:polygon draw:style-name="gr42" draw:text-style-name="P54" svg:width="1.052cm" svg:height="5.301cm" svg:x="7.944cm" svg:y="1.528cm" svg:viewBox="0 0 1053 5302" draw:points="0,0 1053,0 1053,5302 0,5302"><text:p/></draw:polygon><draw:polygon draw:style-name="gr43" draw:text-style-name="P55" svg:width="1.052cm" svg:height="2.272cm" svg:x="10.052cm" svg:y="4.56cm" svg:viewBox="0 0 1053 2273" draw:points="0,0 1053,0 1053,2273 0,2273"><text:p/></draw:polygon><draw:g draw:style-name="gr2"><draw:line draw:style-name="gr44" draw:text-style-name="P47" svg:x1="1.101cm" svg:y1="6.832cm" svg:x2="11.636cm" svg:y2="6.832cm"><text:p/></draw:line><draw:polygon draw:style-name="gr45" draw:text-style-name="P47" svg:width="0cm" svg:height="5.82cm" svg:x="1.101cm" svg:y="1.011cm" svg:viewBox="0 0 0 5821" draw:points="0,0 0,5821"><text:p/></draw:polygon></draw:g></draw:g></text:p>
      <text:p text:style-name="P2"/>
      <text:p text:style-name="P6">Particularités :</text:p>
      <text:list xml:id="list122949044702397" text:continue-list="list417837858" text:style-name="tfPuce">
        <text:list-item>
          <text:p text:style-name="P25">La hauteur d'un <text:span text:style-name="T9">bâton</text:span> est proportionnelle à l<text:span text:style-name="T10">a quantité représentée</text:span></text:p>
        </text:list-item>
        <text:list-item>
          <text:p text:style-name="P25">L'axe des abscisses n'est pas gradué donc l’<text:span text:style-name="T19">ordre et l</text:span>a largeur des <text:span text:style-name="T9">bâtons</text:span> n'a pas de signification</text:p>
        </text:list-item>
      </text:list>
      <text:p text:style-name="Standard"/>
      <text:list xml:id="list122948438540517" text:continue-list="list2370678211" text:style-name="tfNum_20_a_29_">
        <text:list-item>
          <text:p text:style-name="P41">Diagramme circulaire</text:p>
        </text:list-item>
      </text:list>
      <text:p text:style-name="P3"><draw:g text:anchor-type="as-char" draw:z-index="0" draw:name="Forme1" draw:style-name="gr1"><draw:polygon draw:style-name="gr46" draw:text-style-name="P56" svg:width="2.715cm" svg:height="3.141cm" draw:transform="skewX (-0.00122173047639603) rotate (1.5697491292437) translate (1.48605733277155cm 4.08428440390104cm)" svg:viewBox="0 0 2716 3142" draw:points="0,3142 2716,1555 2608,1384 2490,1220 2362,1064 2224,918 2077,780 1922,653 1760,535 1590,427 1412,332 1226,247 1036,172 839,111 637,63 431,28 218,6 3,0"><text:p/></draw:polygon><draw:polygon draw:style-name="gr47" draw:text-style-name="P51" svg:width="2.715cm" svg:height="3.141cm" draw:transform="skewX (-0.00122173047639603) rotate (1.5697491292437) translate (1.48605733277155cm 4.08428440390104cm)" svg:viewBox="0 0 2716 3142" draw:points="0,3142 2716,1555 2608,1384 2490,1220 2362,1064 2224,918 2077,780 1922,653 1760,535 1590,427 1412,332 1226,247 1036,172 839,111 637,63 431,28 218,6 3,0"><text:p/></draw:polygon><draw:polygon draw:style-name="gr48" draw:text-style-name="P57" svg:width="2.981cm" svg:height="1.592cm" draw:transform="skewX (-0.00174532925199433) rotate (1.56748020121611) translate (3.03559399089563cm 4.08422487479483cm)" svg:viewBox="0 0 2982 1593" draw:points="0,1593 2982,592 2925,438 2863,289 2791,142 2713,0"><text:p/></draw:polygon><draw:polygon draw:style-name="gr49" draw:text-style-name="P52" svg:width="2.981cm" svg:height="1.592cm" draw:transform="skewX (-0.00174532925199433) rotate (1.56748020121611) translate (3.03559399089563cm 4.08422487479483cm)" svg:viewBox="0 0 2982 1593" draw:points="0,1593 2982,592 2925,438 2863,289 2791,142 2713,0"><text:p/></draw:polygon><draw:polygon draw:style-name="gr50" draw:text-style-name="P58" svg:width="3.143cm" svg:height="2.579cm" draw:transform="skewX (-0.00174532925199433) rotate (1.5687019316925) translate (3.63158365401815cm 4.08787550910744cm)" svg:viewBox="0 0 3144 2580" draw:points="0,999 2712,2580 2810,2402 2896,2216 2969,2027 3032,1829 3079,1627 3114,1421 3136,1210 3144,995 3141,865 3133,736 3120,610 3102,485 3079,360 3053,239 3020,120 2984,0"><text:p/></draw:polygon><draw:polygon draw:style-name="gr51" draw:text-style-name="P53" svg:width="3.143cm" svg:height="2.579cm" draw:transform="skewX (-0.00174532925199433) rotate (1.5687019316925) translate (3.63158365401815cm 4.08787550910744cm)" svg:viewBox="0 0 3144 2580" draw:points="0,999 2712,2580 2810,2402 2896,2216 2969,2027 3032,1829 3079,1627 3114,1421 3136,1210 3144,995 3141,865 3133,736 3120,610 3102,485 3079,360 3053,239 3020,120 2984,0"><text:p/></draw:polygon><draw:polygon draw:style-name="gr48" draw:text-style-name="P57" svg:width="5.856cm" svg:height="4.137cm" draw:transform="rotate (1.5699236621689) translate (3.63248683541341cm 7.22898603242285cm)" svg:viewBox="0 0 5857 4138" draw:points="3144,996 160,0 124,120 91,239 64,360 40,485 22,610 10,736 3,864 0,995 17,1316 64,1627 142,1929 247,2218 380,2492 537,2752 718,2994 920,3217 1143,3419 1385,3600 1644,3759 1919,3891 2208,3997 2509,4074 2821,4121 3143,4138 3358,4129 3569,4108 3775,4072 3979,4024 4175,3963 4366,3890 4550,3805 4728,3708 4900,3600 5063,3482 5219,3354 5365,3216 5504,3070 5631,2914 5749,2751 5857,2579"><text:p/></draw:polygon><draw:polygon draw:style-name="gr52" draw:text-style-name="P54" svg:width="5.856cm" svg:height="4.137cm" draw:transform="rotate (1.5699236621689) translate (3.63248683541341cm 7.22898603242285cm)" svg:viewBox="0 0 5857 4138" draw:points="3144,996 160,0 124,120 91,239 64,360 40,485 22,610 10,736 3,864 0,995 17,1316 64,1627 142,1929 247,2218 380,2492 537,2752 718,2994 920,3217 1143,3419 1385,3600 1644,3759 1919,3891 2208,3997 2509,4074 2821,4121 3143,4138 3358,4129 3569,4108 3775,4072 3979,4024 4175,3963 4366,3890 4550,3805 4728,3708 4900,3600 5063,3482 5219,3354 5365,3216 5504,3070 5631,2914 5749,2751 5857,2579"><text:p/></draw:polygon><draw:polygon draw:style-name="gr53" draw:text-style-name="P59" svg:width="2.983cm" svg:height="3.141cm" draw:transform="skewX (-0.00122173047639603) rotate (1.5697491292437) translate (1.48293548321094cm 7.07011238704268cm)" svg:viewBox="0 0 2984 3142" draw:points="2981,3142 2984,0 2727,11 2474,40 2229,91 1991,159 1761,245 1539,349 1328,470 1128,605 938,756 761,919 598,1097 447,1285 311,1486 192,1698 87,1918 0,2148"><text:p/></draw:polygon><draw:polygon draw:style-name="gr54" draw:text-style-name="P55" svg:width="2.983cm" svg:height="3.141cm" draw:transform="skewX (-0.00122173047639603) rotate (1.5697491292437) translate (1.48293548321094cm 7.07011238704268cm)" svg:viewBox="0 0 2984 3142" draw:points="2981,3142 2984,0 2727,11 2474,40 2229,91 1991,159 1761,245 1539,349 1328,470 1128,605 938,756 761,919 598,1097 447,1285 311,1486 192,1698 87,1918 0,2148"><text:p/></draw:polygon><draw:frame draw:style-name="gr55" draw:text-style-name="P60" svg:width="2.117cm" svg:height="0.839cm" svg:x="0cm" svg:y="1.556cm"><draw:text-box><text:p text:style-name="P48"><text:span text:style-name="T26">Voiture</text:span></text:p></draw:text-box></draw:frame><draw:frame draw:style-name="gr56" draw:text-style-name="P60" svg:width="1.668cm" svg:height="0.839cm" svg:x="2.29cm" svg:y="0.224cm"><draw:text-box><text:p text:style-name="P48"><text:span text:style-name="T26">Train</text:span></text:p></draw:text-box></draw:frame><draw:frame draw:style-name="gr57" draw:text-style-name="P60" svg:width="1.408cm" svg:height="0.839cm" svg:x="4.334cm" svg:y="0cm"><draw:text-box><text:p text:style-name="P48"><text:span text:style-name="T26">Bus</text:span></text:p></draw:text-box></draw:frame><draw:frame draw:style-name="gr58" draw:text-style-name="P60" svg:width="1.541cm" svg:height="0.837cm" svg:x="7.772cm" svg:y="4.725cm"><draw:text-box><text:p text:style-name="P48"><text:span text:style-name="T26">Vélo</text:span></text:p></draw:text-box></draw:frame><draw:frame draw:style-name="gr59" draw:text-style-name="P60" svg:width="1.959cm" svg:height="0.839cm" svg:x="0.071cm" svg:y="5.934cm"><draw:text-box><text:p text:style-name="P48"><text:span text:style-name="T26">A pied</text:span></text:p></draw:text-box></draw:frame></draw:g></text:p>
      <text:p text:style-name="P3"/>
      <text:p text:style-name="P6">Particularités :</text:p>
      <text:list xml:id="list122949187980257" text:continue-list="list122949044702397" text:style-name="tfPuce">
        <text:list-item text:start-value="1">
          <text:p text:style-name="P25">L'angle d'un secteur est proportionnel à l'effectif :</text:p>
        </text:list-item>
      </text:list>
      <table:table table:name="Tableau5" table:style-name="Tableau5">
        <table:table-column table:style-name="Tableau5.A" table:number-columns-repeated="6"/>
        <table:table-column table:style-name="Tableau5.G"/>
        <table:table-row table:style-name="TableLine94613683519824">
          <table:table-cell table:style-name="Tableau5.A1" office:value-type="string">
            <text:p text:style-name="P2"/>
          </table:table-cell>
          <table:table-cell table:style-name="Tableau5.A1" office:value-type="string">
            <text:p text:style-name="P2">Voiture</text:p>
          </table:table-cell>
          <table:table-cell table:style-name="Tableau5.A1" office:value-type="string">
            <text:p text:style-name="P2">Train</text:p>
          </table:table-cell>
          <table:table-cell table:style-name="Tableau5.A1" office:value-type="string">
            <text:p text:style-name="P2">Bus</text:p>
          </table:table-cell>
          <table:table-cell table:style-name="Tableau5.A1" office:value-type="string">
            <text:p text:style-name="P2">Vélo</text:p>
          </table:table-cell>
          <table:table-cell table:style-name="Tableau5.A1" office:value-type="string">
            <text:p text:style-name="P2">A pied</text:p>
          </table:table-cell>
          <table:table-cell table:style-name="Tableau5.G1" office:value-type="string">
            <text:p text:style-name="P2"><text:span text:style-name="tfMasqué">Total</text:span></text:p>
          </table:table-cell>
        </table:table-row>
        <table:table-row table:style-name="TableLine94613682683456">
          <table:table-cell table:style-name="Tableau5.A2" office:value-type="string">
            <text:p text:style-name="P17">Effectif</text:p>
          </table:table-cell>
          <table:table-cell table:style-name="Tableau5.A2" office:value-type="string">
            <text:p text:style-name="P2">5</text:p>
          </table:table-cell>
          <table:table-cell table:style-name="Tableau5.A2" office:value-type="string">
            <text:p text:style-name="P2">1</text:p>
          </table:table-cell>
          <table:table-cell table:style-name="Tableau5.A2" office:value-type="string">
            <text:p text:style-name="P2">4</text:p>
          </table:table-cell>
          <table:table-cell table:style-name="Tableau5.A2" office:value-type="string">
            <text:p text:style-name="P2">14</text:p>
          </table:table-cell>
          <table:table-cell table:style-name="Tableau5.A2" office:value-type="string">
            <text:p text:style-name="P2">6</text:p>
          </table:table-cell>
          <table:table-cell table:style-name="Tableau5.G2" office:value-type="string">
            <text:p text:style-name="P2"><text:span text:style-name="tfMasqué"/></text:p>
          </table:table-cell>
        </table:table-row>
        <table:table-row table:style-name="TableLine94613683595120">
          <table:table-cell table:style-name="Tableau5.A2" office:value-type="string">
            <text:p text:style-name="P2">Angle</text:p>
          </table:table-cell>
          <table:table-cell table:style-name="Tableau5.A2" office:value-type="string">
            <text:p text:style-name="P2"><text:span text:style-name="tfMasqué"/></text:p>
          </table:table-cell>
          <table:table-cell table:style-name="Tableau5.A2" office:value-type="string">
            <text:p text:style-name="P2"><text:span text:style-name="tfMasqué"/></text:p>
          </table:table-cell>
          <table:table-cell table:style-name="Tableau5.A2" office:value-type="string">
            <text:p text:style-name="P2"><text:span text:style-name="tfMasqué"/></text:p>
          </table:table-cell>
          <table:table-cell table:style-name="Tableau5.A2" office:value-type="string">
            <text:p text:style-name="P2"><text:span text:style-name="tfMasqué"/></text:p>
          </table:table-cell>
          <table:table-cell table:style-name="Tableau5.A2" office:value-type="string">
            <text:p text:style-name="P2"><text:span text:style-name="tfMasqué"/></text:p>
          </table:table-cell>
          <table:table-cell table:style-name="Tableau5.G2" office:value-type="string">
            <text:p text:style-name="P2"><text:span text:style-name="tfMasqué"/></text:p>
          </table:table-cell>
        </table:table-row>
      </table:table>
      <text:list xml:id="list122948029246712" text:continue-numbering="true" text:style-name="tfPuce">
        <text:list-item>
          <text:p text:style-name="P34">Ce type de diagramme permet notamment <text:span text:style-name="T1">de comparer chaque effectif par rapport à l'effectif total</text:span> : ici on voit très bien que près de la moitié de la classe vient en vélo.</text:p>
        </text:list-item>
      </text:list>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2" svg:font-family="Mangal"/>
    <style:font-face style:name="OpenSymbol" svg:font-family="OpenSymbol"/>
    <style:font-face style:name="Times New Roman3"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Mangal" svg:font-family="Mangal" style:font-family-generic="swiss" style:font-pitch="variable"/>
    <style:font-face style:name="SimSun" svg:font-family="SimSun" style:font-family-generic="swiss" style:font-pitch="variable"/>
    <style:font-face style:name="Times New Roman2" svg:font-family="'Times New Roman'"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Noto Sans CJK SC" svg:font-family="'Noto Sans CJK SC'"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6cm" draw:dots2="1" draw:dots2-length="0.016cm" draw:distance="0.016cm"/>
    <draw:stroke-dash draw:name="Dashed_20__28_var_29__20_11" draw:display-name="Dashed (var) 11" draw:style="rect" draw:dots1="1" draw:dots1-length="0.016cm" draw:dots2="1" draw:dots2-length="0.016cm" draw:distance="0.016cm"/>
    <draw:stroke-dash draw:name="Dashed_20__28_var_29__20_12" draw:display-name="Dashed (var) 12" draw:style="rect" draw:dots1="1" draw:dots1-length="0.016cm" draw:dots2="1" draw:dots2-length="0.016cm" draw:distance="0.016cm"/>
    <draw:stroke-dash draw:name="Dashed_20__28_var_29__20_13" draw:display-name="Dashed (var) 13" draw:style="rect" draw:dots1="1" draw:dots1-length="0.016cm" draw:dots2="1" draw:dots2-length="0.016cm" draw:distance="0.016cm"/>
    <draw:stroke-dash draw:name="Dashed_20__28_var_29__20_14" draw:display-name="Dashed (var) 14" draw:style="rect" draw:dots1="1" draw:dots1-length="0.016cm" draw:dots2="1" draw:dots2-length="0.016cm" draw:distance="0.016cm"/>
    <draw:stroke-dash draw:name="Dashed_20__28_var_29__20_15" draw:display-name="Dashed (var) 15" draw:style="rect" draw:dots1="1" draw:dots1-length="0.016cm" draw:dots2="1" draw:dots2-length="0.016cm" draw:distance="0.016cm"/>
    <draw:stroke-dash draw:name="Dashed_20__28_var_29__20_16" draw:display-name="Dashed (var) 16" draw:style="rect" draw:dots1="1" draw:dots1-length="0.016cm" draw:dots2="1" draw:dots2-length="0.016cm" draw:distance="0.016cm"/>
    <draw:stroke-dash draw:name="Dashed_20__28_var_29__20_17" draw:display-name="Dashed (var) 17" draw:style="rect" draw:dots1="1" draw:dots1-length="0.009cm" draw:dots2="1" draw:dots2-length="0.009cm" draw:distance="0.009cm"/>
    <draw:stroke-dash draw:name="Dashed_20__28_var_29__20_18" draw:display-name="Dashed (var) 18" draw:style="rect" draw:dots1="1" draw:dots1-length="0.009cm" draw:dots2="1" draw:dots2-length="0.009cm" draw:distance="0.009cm"/>
    <draw:stroke-dash draw:name="Dashed_20__28_var_29__20_19" draw:display-name="Dashed (var) 19" draw:style="rect" draw:dots1="1" draw:dots1-length="0.009cm" draw:dots2="1" draw:dots2-length="0.009cm" draw:distance="0.009cm"/>
    <draw:stroke-dash draw:name="Dashed_20__28_var_29__20_2" draw:display-name="Dashed (var) 2" draw:style="rect" draw:dots1="1" draw:dots1-length="0.016cm" draw:dots2="1" draw:dots2-length="0.016cm" draw:distance="0.016cm"/>
    <draw:stroke-dash draw:name="Dashed_20__28_var_29__20_20" draw:display-name="Dashed (var) 20" draw:style="rect" draw:dots1="1" draw:dots1-length="0.009cm" draw:dots2="1" draw:dots2-length="0.009cm" draw:distance="0.009cm"/>
    <draw:stroke-dash draw:name="Dashed_20__28_var_29__20_21" draw:display-name="Dashed (var) 21" draw:style="rect" draw:dots1="1" draw:dots1-length="0.009cm" draw:dots2="1" draw:dots2-length="0.009cm" draw:distance="0.009cm"/>
    <draw:stroke-dash draw:name="Dashed_20__28_var_29__20_22" draw:display-name="Dashed (var) 22" draw:style="rect" draw:dots1="1" draw:dots1-length="0.009cm" draw:dots2="1" draw:dots2-length="0.009cm" draw:distance="0.009cm"/>
    <draw:stroke-dash draw:name="Dashed_20__28_var_29__20_23" draw:display-name="Dashed (var) 23" draw:style="rect" draw:dots1="1" draw:dots1-length="0.009cm" draw:dots2="1" draw:dots2-length="0.009cm" draw:distance="0.009cm"/>
    <draw:stroke-dash draw:name="Dashed_20__28_var_29__20_24" draw:display-name="Dashed (var) 24" draw:style="rect" draw:dots1="1" draw:dots1-length="0.009cm" draw:dots2="1" draw:dots2-length="0.009cm" draw:distance="0.009cm"/>
    <draw:stroke-dash draw:name="Dashed_20__28_var_29__20_25" draw:display-name="Dashed (var) 25" draw:style="rect" draw:dots1="1" draw:dots1-length="0.009cm" draw:dots2="1" draw:dots2-length="0.009cm" draw:distance="0.009cm"/>
    <draw:stroke-dash draw:name="Dashed_20__28_var_29__20_26" draw:display-name="Dashed (var) 26" draw:style="rect" draw:dots1="1" draw:dots1-length="0.009cm" draw:dots2="1" draw:dots2-length="0.009cm" draw:distance="0.009cm"/>
    <draw:stroke-dash draw:name="Dashed_20__28_var_29__20_27" draw:display-name="Dashed (var) 27" draw:style="rect" draw:dots1="1" draw:dots1-length="0.009cm" draw:dots2="1" draw:dots2-length="0.009cm" draw:distance="0.009cm"/>
    <draw:stroke-dash draw:name="Dashed_20__28_var_29__20_28" draw:display-name="Dashed (var) 28" draw:style="rect" draw:dots1="1" draw:dots1-length="0.009cm" draw:dots2="1" draw:dots2-length="0.009cm" draw:distance="0.009cm"/>
    <draw:stroke-dash draw:name="Dashed_20__28_var_29__20_29" draw:display-name="Dashed (var) 29" draw:style="rect" draw:dots1="1" draw:dots1-length="0.009cm" draw:dots2="1" draw:dots2-length="0.009cm" draw:distance="0.009cm"/>
    <draw:stroke-dash draw:name="Dashed_20__28_var_29__20_3" draw:display-name="Dashed (var) 3" draw:style="rect" draw:dots1="1" draw:dots1-length="0.006cm" draw:dots2="1" draw:dots2-length="0.006cm" draw:distance="0.006cm"/>
    <draw:stroke-dash draw:name="Dashed_20__28_var_29__20_30" draw:display-name="Dashed (var) 30" draw:style="rect" draw:dots1="1" draw:dots1-length="0.009cm" draw:dots2="1" draw:dots2-length="0.009cm" draw:distance="0.009cm"/>
    <draw:stroke-dash draw:name="Dashed_20__28_var_29__20_31" draw:display-name="Dashed (var) 31" draw:style="rect" draw:dots1="1" draw:dots1-length="0.009cm" draw:dots2="1" draw:dots2-length="0.009cm" draw:distance="0.009cm"/>
    <draw:stroke-dash draw:name="Dashed_20__28_var_29__20_32" draw:display-name="Dashed (var) 32" draw:style="rect" draw:dots1="1" draw:dots1-length="0.003cm" draw:dots2="1" draw:dots2-length="0.003cm" draw:distance="0.003cm"/>
    <draw:stroke-dash draw:name="Dashed_20__28_var_29__20_33" draw:display-name="Dashed (var) 33" draw:style="rect" draw:dots1="1" draw:dots1-length="0.003cm" draw:dots2="1" draw:dots2-length="0.003cm" draw:distance="0.003cm"/>
    <draw:stroke-dash draw:name="Dashed_20__28_var_29__20_34" draw:display-name="Dashed (var) 34" draw:style="rect" draw:dots1="1" draw:dots1-length="0.003cm" draw:dots2="1" draw:dots2-length="0.003cm" draw:distance="0.003cm"/>
    <draw:stroke-dash draw:name="Dashed_20__28_var_29__20_35" draw:display-name="Dashed (var) 35" draw:style="rect" draw:dots1="1" draw:dots1-length="0.003cm" draw:dots2="1" draw:dots2-length="0.003cm" draw:distance="0.003cm"/>
    <draw:stroke-dash draw:name="Dashed_20__28_var_29__20_36" draw:display-name="Dashed (var) 36" draw:style="rect" draw:dots1="1" draw:dots1-length="0.003cm" draw:dots2="1" draw:dots2-length="0.003cm" draw:distance="0.003cm"/>
    <draw:stroke-dash draw:name="Dashed_20__28_var_29__20_37" draw:display-name="Dashed (var) 37" draw:style="rect" draw:dots1="1" draw:dots1-length="0.003cm" draw:dots2="1" draw:dots2-length="0.003cm" draw:distance="0.003cm"/>
    <draw:stroke-dash draw:name="Dashed_20__28_var_29__20_38" draw:display-name="Dashed (var) 38" draw:style="rect" draw:dots1="1" draw:dots1-length="0.003cm" draw:dots2="1" draw:dots2-length="0.003cm" draw:distance="0.003cm"/>
    <draw:stroke-dash draw:name="Dashed_20__28_var_29__20_39" draw:display-name="Dashed (var) 39" draw:style="rect" draw:dots1="1" draw:dots1-length="0.003cm" draw:dots2="1" draw:dots2-length="0.003cm" draw:distance="0.003cm"/>
    <draw:stroke-dash draw:name="Dashed_20__28_var_29__20_4" draw:display-name="Dashed (var) 4" draw:style="rect" draw:dots1="1" draw:dots1-length="0.016cm" draw:dots2="1" draw:dots2-length="0.016cm" draw:distance="0.016cm"/>
    <draw:stroke-dash draw:name="Dashed_20__28_var_29__20_40" draw:display-name="Dashed (var) 40" draw:style="rect" draw:dots1="1" draw:dots1-length="0.003cm" draw:dots2="1" draw:dots2-length="0.003cm" draw:distance="0.003cm"/>
    <draw:stroke-dash draw:name="Dashed_20__28_var_29__20_41" draw:display-name="Dashed (var) 41" draw:style="rect" draw:dots1="1" draw:dots1-length="0.003cm" draw:dots2="1" draw:dots2-length="0.003cm" draw:distance="0.003cm"/>
    <draw:stroke-dash draw:name="Dashed_20__28_var_29__20_42" draw:display-name="Dashed (var) 42" draw:style="rect" draw:dots1="1" draw:dots1-length="0.003cm" draw:dots2="1" draw:dots2-length="0.003cm" draw:distance="0.003cm"/>
    <draw:stroke-dash draw:name="Dashed_20__28_var_29__20_43" draw:display-name="Dashed (var) 43" draw:style="rect" draw:dots1="1" draw:dots1-length="0.003cm" draw:dots2="1" draw:dots2-length="0.003cm" draw:distance="0.003cm"/>
    <draw:stroke-dash draw:name="Dashed_20__28_var_29__20_44" draw:display-name="Dashed (var) 44" draw:style="rect" draw:dots1="1" draw:dots1-length="0.003cm" draw:dots2="1" draw:dots2-length="0.003cm" draw:distance="0.003cm"/>
    <draw:stroke-dash draw:name="Dashed_20__28_var_29__20_45" draw:display-name="Dashed (var) 45" draw:style="rect" draw:dots1="1" draw:dots1-length="0.003cm" draw:dots2="1" draw:dots2-length="0.003cm" draw:distance="0.003cm"/>
    <draw:stroke-dash draw:name="Dashed_20__28_var_29__20_46" draw:display-name="Dashed (var) 46" draw:style="rect" draw:dots1="1" draw:dots1-length="0.003cm" draw:dots2="1" draw:dots2-length="0.003cm" draw:distance="0.003cm"/>
    <draw:stroke-dash draw:name="Dashed_20__28_var_29__20_47" draw:display-name="Dashed (var) 47" draw:style="rect" draw:dots1="1" draw:dots1-length="0.003cm" draw:dots2="1" draw:dots2-length="0.003cm" draw:distance="0.003cm"/>
    <draw:stroke-dash draw:name="Dashed_20__28_var_29__20_48" draw:display-name="Dashed (var) 48" draw:style="rect" draw:dots1="1" draw:dots1-length="0.016cm" draw:dots2="1" draw:dots2-length="0.016cm" draw:distance="0.016cm"/>
    <draw:stroke-dash draw:name="Dashed_20__28_var_29__20_49" draw:display-name="Dashed (var) 49" draw:style="rect" draw:dots1="1" draw:dots1-length="0.016cm" draw:dots2="1" draw:dots2-length="0.016cm" draw:distance="0.016cm"/>
    <draw:stroke-dash draw:name="Dashed_20__28_var_29__20_5" draw:display-name="Dashed (var) 5" draw:style="rect" draw:dots1="1" draw:dots1-length="0.016cm" draw:dots2="1" draw:dots2-length="0.016cm" draw:distance="0.016cm"/>
    <draw:stroke-dash draw:name="Dashed_20__28_var_29__20_50" draw:display-name="Dashed (var) 50" draw:style="rect" draw:dots1="1" draw:dots1-length="0.016cm" draw:dots2="1" draw:dots2-length="0.016cm" draw:distance="0.016cm"/>
    <draw:stroke-dash draw:name="Dashed_20__28_var_29__20_51" draw:display-name="Dashed (var) 51" draw:style="rect" draw:dots1="1" draw:dots1-length="0.016cm" draw:dots2="1" draw:dots2-length="0.016cm" draw:distance="0.016cm"/>
    <draw:stroke-dash draw:name="Dashed_20__28_var_29__20_52" draw:display-name="Dashed (var) 52" draw:style="rect" draw:dots1="1" draw:dots1-length="0.016cm" draw:dots2="1" draw:dots2-length="0.016cm" draw:distance="0.016cm"/>
    <draw:stroke-dash draw:name="Dashed_20__28_var_29__20_53" draw:display-name="Dashed (var) 53" draw:style="rect" draw:dots1="1" draw:dots1-length="0.016cm" draw:dots2="1" draw:dots2-length="0.016cm" draw:distance="0.016cm"/>
    <draw:stroke-dash draw:name="Dashed_20__28_var_29__20_54" draw:display-name="Dashed (var) 54" draw:style="rect" draw:dots1="1" draw:dots1-length="0.016cm" draw:dots2="1" draw:dots2-length="0.016cm" draw:distance="0.016cm"/>
    <draw:stroke-dash draw:name="Dashed_20__28_var_29__20_55" draw:display-name="Dashed (var) 55" draw:style="rect" draw:dots1="1" draw:dots1-length="0.016cm" draw:dots2="1" draw:dots2-length="0.016cm" draw:distance="0.016cm"/>
    <draw:stroke-dash draw:name="Dashed_20__28_var_29__20_56" draw:display-name="Dashed (var) 56" draw:style="rect" draw:dots1="1" draw:dots1-length="0.016cm" draw:dots2="1" draw:dots2-length="0.016cm" draw:distance="0.016cm"/>
    <draw:stroke-dash draw:name="Dashed_20__28_var_29__20_6" draw:display-name="Dashed (var) 6" draw:style="rect" draw:dots1="1" draw:dots1-length="0.016cm" draw:dots2="1" draw:dots2-length="0.016cm" draw:distance="0.016cm"/>
    <draw:stroke-dash draw:name="Dashed_20__28_var_29__20_7" draw:display-name="Dashed (var) 7" draw:style="rect" draw:dots1="1" draw:dots1-length="0.016cm" draw:dots2="1" draw:dots2-length="0.016cm" draw:distance="0.016cm"/>
    <draw:stroke-dash draw:name="Dashed_20__28_var_29__20_8" draw:display-name="Dashed (var) 8" draw:style="rect" draw:dots1="1" draw:dots1-length="0.016cm" draw:dots2="1" draw:dots2-length="0.016cm" draw:distance="0.016cm"/>
    <draw:stroke-dash draw:name="Dashed_20__28_var_29__20_9" draw:display-name="Dashed (var) 9" draw:style="rect" draw:dots1="1" draw:dots1-length="0.016cm" draw:dots2="1" draw:dots2-length="0.016cm" draw:distance="0.016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1"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style: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style: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style:contextual-spacing="false" style:page-number="auto" fo:padding="0cm" fo:border="none" style:shadow="none"/>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Cours" style:family="paragraph" style:parent-style-name="Standard">
      <loext:graphic-properties draw:fill="solid" draw:fill-color="#99cc99" draw:fill-image-width="0cm" draw:fill-image-height="0cm"/>
      <style:paragraph-properties fo:background-color="#99cc99"/>
      <style:text-properties fo:background-color="transparent"/>
    </style:style>
    <style:style style:name="Numbering_20_Symbols" style:display-name="Numbering Symbols" style:family="text"/>
    <style:style style:name="tfMasqué" style:family="text">
      <style:text-properties fo:font-variant="normal" fo:text-transform="none" fo:color="#000000" loext:opacity="100%" style:font-name="Times New Roman1" fo:font-family="'Times New Roman'" style:font-style-name="Normal" style:font-family-generic="roman" style:font-pitch="variable" fo:font-size="18pt" fo:font-style="normal" fo:font-weight="normal" fo:background-color="transparent" style:font-size-asian="11pt" style:font-style-asian="italic" style:font-weight-asian="bold" style:font-size-complex="11pt" style:font-style-complex="italic" style:font-weight-complex="bold"/>
    </style:style>
    <style:style style:name="tfMasqué_20_sur_20_fond_20_gris" style:display-name="tfMasqué sur fond gris" style:family="text">
      <style:text-properties fo:font-variant="normal" fo:text-transform="none" fo:color="#000000" loext:opacity="100%" style:font-name="Times New Roman1" fo:font-family="'Times New Roman'" style:font-style-name="Normal" style:font-family-generic="roman" style:font-pitch="variable" fo:font-size="18pt" fo:font-style="normal" fo:font-weight="normal" style:font-size-asian="11pt" style:font-style-asian="italic" style:font-weight-asian="bold" style:font-size-complex="11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fMasqué_20_sur_20_fond_20_vert" style:display-name="tfMasqué sur fond vert" style:family="text">
      <style:text-properties fo:font-variant="normal" fo:text-transform="none" fo:color="#000000" loext:opacity="100%" style:font-name="Times New Roman1" fo:font-family="'Times New Roman'" style:font-style-name="Normal" style:font-family-generic="roman" style:font-pitch="variable" fo:font-size="18pt" fo:font-style="normal" fo:font-weight="normal" style:font-size-asian="11pt" style:font-style-asian="italic" style:font-weight-asian="bold" style:font-size-complex="11pt" style:font-style-complex="italic" style:font-weight-complex="bold"/>
    </style:style>
    <style:style style:name="Vocabulaire" style:family="text">
      <style:text-properties fo:color="#158466" loext:opacity="100%" fo:font-size="18pt" fo:font-weight="bold"/>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06T08:48:18.67</meta:creation-date>
    <meta:editing-duration>PT5H47M46S</meta:editing-duration>
    <meta:editing-cycles>38</meta:editing-cycles>
    <meta:generator>LibreOffice/7.1.3.2$Linux_X86_64 LibreOffice_project/10$Build-2</meta:generator>
    <dc:date>2021-07-03T12:29:46.398436733</dc:date>
    <meta:document-statistic meta:table-count="5" meta:image-count="0" meta:object-count="0" meta:page-count="4" meta:paragraph-count="95" meta:word-count="328" meta:character-count="1747" meta:non-whitespace-character-count="1524"/>
  </office:meta>
</office:document-meta>
</file>